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5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7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“в трубі”</text:p>
          </table:table-cell>
          <table:table-cell table:number-columns-repeated="3"/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H108];&quot;.&quot;;[.I108];&quot;:=&quot;;[.A108];&quot;;&quot;)" office:value-type="string" office:string-value="%QX5.1:=Q_01;">
            <text:p>%QX5.1:=Q_01;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H109];&quot;.&quot;;[.I109];&quot;:=&quot;;[.A109];&quot;;&quot;)" office:value-type="string" office:string-value="%QX5.2:=Q_02;">
            <text:p>%QX5.2:=Q_02;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H110];&quot;.&quot;;[.I110];&quot;:=&quot;;[.A110];&quot;;&quot;)" office:value-type="string" office:string-value="%QX5.3:=Q_03;">
            <text:p>%QX5.3:=Q_03;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H111];&quot;.&quot;;[.I111];&quot;:=&quot;;[.A111];&quot;;&quot;)" office:value-type="string" office:string-value="%QX5.4:=Q_04;">
            <text:p>%QX5.4:=Q_04;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H112];&quot;.&quot;;[.I112];&quot;:=&quot;;[.A112];&quot;;&quot;)" office:value-type="string" office:string-value="%QX5.5:=Q_05;">
            <text:p>%QX5.5:=Q_05;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H113];&quot;.&quot;;[.I113];&quot;:=&quot;;[.A113];&quot;;&quot;)" office:value-type="string" office:string-value="%QX5.6:=Q_06;">
            <text:p>%QX5.6:=Q_06;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H114];&quot;.&quot;;[.I114];&quot;:=&quot;;[.A114];&quot;;&quot;)" office:value-type="string" office:string-value="%QX5.7:=Q_07;">
            <text:p>%QX5.7:=Q_07;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H115];&quot;.&quot;;[.I115];&quot;:=&quot;;[.A115];&quot;;&quot;)" office:value-type="string" office:string-value="%QX5.8:=Q_08;">
            <text:p>%QX5.8:=Q_08;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H116];&quot;.&quot;;[.I116];&quot;:=&quot;;[.A116];&quot;;&quot;)" office:value-type="string" office:string-value="%QX6.1:=Q_09;">
            <text:p>%QX6.1:=Q_09;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H117];&quot;.&quot;;[.I117];&quot;:=&quot;;[.A117];&quot;;&quot;)" office:value-type="string" office:string-value="%QX6.2:=Q_10;">
            <text:p>%QX6.2:=Q_10;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H118];&quot;.&quot;;[.I118];&quot;:=&quot;;[.A118];&quot;;&quot;)" office:value-type="string" office:string-value="%QX6.3:=Q_11;">
            <text:p>%QX6.3:=Q_11;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H119];&quot;.&quot;;[.I119];&quot;:=&quot;;[.A119];&quot;;&quot;)" office:value-type="string" office:string-value="%QX6.4:=Q_12;">
            <text:p>%QX6.4:=Q_12;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H120];&quot;.&quot;;[.I120];&quot;:=&quot;;[.A120];&quot;;&quot;)" office:value-type="string" office:string-value="%QX6.5:=Q_13;">
            <text:p>%QX6.5:=Q_13;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H121];&quot;.&quot;;[.I121];&quot;:=&quot;;[.A121];&quot;;&quot;)" office:value-type="string" office:string-value="%QX6.6:=Q_14;">
            <text:p>%QX6.6:=Q_14;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H122];&quot;.&quot;;[.I122];&quot;:=&quot;;[.A122];&quot;;&quot;)" office:value-type="string" office:string-value="%QX6.7:=Q_15;">
            <text:p>%QX6.7:=Q_15;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H123];&quot;.&quot;;[.I123];&quot;:=&quot;;[.A123];&quot;;&quot;)" office:value-type="string" office:string-value="%QX6.8:=Q_16;">
            <text:p>%QX6.8:=Q_16;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4"/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4"/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4"/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4"/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4"/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4"/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7"/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formula="of:=CONCATENATE([.A189];&quot;:=eep_b_r(&quot;;[.G189];&quot;);&quot;)" office:value-type="string" office:string-value="Am_01:=eep_b_r(1);">
            <text:p>Am_01:=eep_b_r(1);</text:p>
          </table:table-cell>
          <table:table-cell table:formula="of:=CONCATENATE(&quot;Res:=eep_b_w(&quot;;[.G189];&quot;,&quot;;[.A189];&quot;);&quot;)" office:value-type="string" office:string-value="Res:=eep_b_w(1,Am_01);">
            <text:p>Res:=eep_b_w(1,Am_01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table:formula="of:=CONCATENATE([.A190];&quot;:=eep_b_r(&quot;;[.G190];&quot;);&quot;)" office:value-type="string" office:string-value="Am_02:=eep_b_r(2);">
            <text:p>Am_02:=eep_b_r(2);</text:p>
          </table:table-cell>
          <table:table-cell table:formula="of:=CONCATENATE(&quot;Res:=eep_b_w(&quot;;[.G190];&quot;,&quot;;[.A190];&quot;);&quot;)" office:value-type="string" office:string-value="Res:=eep_b_w(2,Am_02);">
            <text:p>Res:=eep_b_w(2,Am_02);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table:formula="of:=CONCATENATE([.A191];&quot;:=eep_b_r(&quot;;[.G191];&quot;);&quot;)" office:value-type="string" office:string-value="Am_03:=eep_b_r(3);">
            <text:p>Am_03:=eep_b_r(3);</text:p>
          </table:table-cell>
          <table:table-cell table:formula="of:=CONCATENATE(&quot;Res:=eep_b_w(&quot;;[.G191];&quot;,&quot;;[.A191];&quot;);&quot;)" office:value-type="string" office:string-value="Res:=eep_b_w(3,Am_03);">
            <text:p>Res:=eep_b_w(3,Am_03);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/>
          <table:table-cell table:formula="of:=CONCATENATE([.A192];&quot;:=eep_b_r(&quot;;[.G192];&quot;);&quot;)" office:value-type="string" office:string-value="Am_04:=eep_b_r(4);">
            <text:p>Am_04:=eep_b_r(4);</text:p>
          </table:table-cell>
          <table:table-cell table:formula="of:=CONCATENATE(&quot;Res:=eep_b_w(&quot;;[.G192];&quot;,&quot;;[.A192];&quot;);&quot;)" office:value-type="string" office:string-value="Res:=eep_b_w(4,Am_04);">
            <text:p>Res:=eep_b_w(4,Am_04);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table:formula="of:=CONCATENATE([.A193];&quot;:=eep_b_r(&quot;;[.G193];&quot;);&quot;)" office:value-type="string" office:string-value="Am_05:=eep_b_r(5);">
            <text:p>Am_05:=eep_b_r(5);</text:p>
          </table:table-cell>
          <table:table-cell table:formula="of:=CONCATENATE(&quot;Res:=eep_b_w(&quot;;[.G193];&quot;,&quot;;[.A193];&quot;);&quot;)" office:value-type="string" office:string-value="Res:=eep_b_w(5,Am_05);">
            <text:p>Res:=eep_b_w(5,Am_05);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formula="of:=CONCATENATE([.A194];&quot;:=eep_b_r(&quot;;[.G194];&quot;);&quot;)" office:value-type="string" office:string-value="Am_06:=eep_b_r(6);">
            <text:p>Am_06:=eep_b_r(6);</text:p>
          </table:table-cell>
          <table:table-cell table:formula="of:=CONCATENATE(&quot;Res:=eep_b_w(&quot;;[.G194];&quot;,&quot;;[.A194];&quot;);&quot;)" office:value-type="string" office:string-value="Res:=eep_b_w(6,Am_06);">
            <text:p>Res:=eep_b_w(6,Am_06);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/>
          <table:table-cell table:formula="of:=CONCATENATE([.A195];&quot;:=eep_b_r(&quot;;[.G195];&quot;);&quot;)" office:value-type="string" office:string-value="Am_07:=eep_b_r(7);">
            <text:p>Am_07:=eep_b_r(7);</text:p>
          </table:table-cell>
          <table:table-cell table:formula="of:=CONCATENATE(&quot;Res:=eep_b_w(&quot;;[.G195];&quot;,&quot;;[.A195];&quot;);&quot;)" office:value-type="string" office:string-value="Res:=eep_b_w(7,Am_07);">
            <text:p>Res:=eep_b_w(7,Am_07);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table:formula="of:=CONCATENATE([.A196];&quot;:=eep_b_r(&quot;;[.G196];&quot;);&quot;)" office:value-type="string" office:string-value="Am_08:=eep_b_r(8);">
            <text:p>Am_08:=eep_b_r(8);</text:p>
          </table:table-cell>
          <table:table-cell table:formula="of:=CONCATENATE(&quot;Res:=eep_b_w(&quot;;[.G196];&quot;,&quot;;[.A196];&quot;);&quot;)" office:value-type="string" office:string-value="Res:=eep_b_w(8,Am_08);">
            <text:p>Res:=eep_b_w(8,Am_08);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/>
          <table:table-cell table:formula="of:=CONCATENATE([.A197];&quot;:=eep_b_r(&quot;;[.G197];&quot;);&quot;)" office:value-type="string" office:string-value="Am_09:=eep_b_r(9);">
            <text:p>Am_09:=eep_b_r(9);</text:p>
          </table:table-cell>
          <table:table-cell table:formula="of:=CONCATENATE(&quot;Res:=eep_b_w(&quot;;[.G197];&quot;,&quot;;[.A197];&quot;);&quot;)" office:value-type="string" office:string-value="Res:=eep_b_w(9,Am_09);">
            <text:p>Res:=eep_b_w(9,Am_09);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/>
          <table:table-cell table:formula="of:=CONCATENATE([.A198];&quot;:=eep_b_r(&quot;;[.G198];&quot;);&quot;)" office:value-type="string" office:string-value="Am_10:=eep_b_r(10);">
            <text:p>Am_10:=eep_b_r(10);</text:p>
          </table:table-cell>
          <table:table-cell table:formula="of:=CONCATENATE(&quot;Res:=eep_b_w(&quot;;[.G198];&quot;,&quot;;[.A198];&quot;);&quot;)" office:value-type="string" office:string-value="Res:=eep_b_w(10,Am_10);">
            <text:p>Res:=eep_b_w(10,Am_10);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/>
          <table:table-cell table:formula="of:=CONCATENATE([.A199];&quot;:=eep_b_r(&quot;;[.G199];&quot;);&quot;)" office:value-type="string" office:string-value="Am_11:=eep_b_r(11);">
            <text:p>Am_11:=eep_b_r(11);</text:p>
          </table:table-cell>
          <table:table-cell table:formula="of:=CONCATENATE(&quot;Res:=eep_b_w(&quot;;[.G199];&quot;,&quot;;[.A199];&quot;);&quot;)" office:value-type="string" office:string-value="Res:=eep_b_w(11,Am_11);">
            <text:p>Res:=eep_b_w(11,Am_11);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/>
          <table:table-cell table:formula="of:=CONCATENATE([.A200];&quot;:=eep_b_r(&quot;;[.G200];&quot;);&quot;)" office:value-type="string" office:string-value="Am_12:=eep_b_r(12);">
            <text:p>Am_12:=eep_b_r(12);</text:p>
          </table:table-cell>
          <table:table-cell table:formula="of:=CONCATENATE(&quot;Res:=eep_b_w(&quot;;[.G200];&quot;,&quot;;[.A200];&quot;);&quot;)" office:value-type="string" office:string-value="Res:=eep_b_w(12,Am_12);">
            <text:p>Res:=eep_b_w(12,Am_12);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/>
          <table:table-cell table:formula="of:=CONCATENATE([.A201];&quot;:=eep_b_r(&quot;;[.G201];&quot;);&quot;)" office:value-type="string" office:string-value="Am_13:=eep_b_r(13);">
            <text:p>Am_13:=eep_b_r(13);</text:p>
          </table:table-cell>
          <table:table-cell table:formula="of:=CONCATENATE(&quot;Res:=eep_b_w(&quot;;[.G201];&quot;,&quot;;[.A201];&quot;);&quot;)" office:value-type="string" office:string-value="Res:=eep_b_w(13,Am_13);">
            <text:p>Res:=eep_b_w(13,Am_13);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table:formula="of:=CONCATENATE([.A202];&quot;:=eep_b_r(&quot;;[.G202];&quot;);&quot;)" office:value-type="string" office:string-value="Am_14:=eep_b_r(14);">
            <text:p>Am_14:=eep_b_r(14);</text:p>
          </table:table-cell>
          <table:table-cell table:formula="of:=CONCATENATE(&quot;Res:=eep_b_w(&quot;;[.G202];&quot;,&quot;;[.A202];&quot;);&quot;)" office:value-type="string" office:string-value="Res:=eep_b_w(14,Am_14);">
            <text:p>Res:=eep_b_w(14,Am_14);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/>
          <table:table-cell table:formula="of:=CONCATENATE([.A203];&quot;:=eep_b_r(&quot;;[.G203];&quot;);&quot;)" office:value-type="string" office:string-value="Am_15:=eep_b_r(15);">
            <text:p>Am_15:=eep_b_r(15);</text:p>
          </table:table-cell>
          <table:table-cell table:formula="of:=CONCATENATE(&quot;Res:=eep_b_w(&quot;;[.G203];&quot;,&quot;;[.A203];&quot;);&quot;)" office:value-type="string" office:string-value="Res:=eep_b_w(15,Am_15);">
            <text:p>Res:=eep_b_w(15,Am_15);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table:formula="of:=CONCATENATE([.A204];&quot;:=eep_b_r(&quot;;[.G204];&quot;);&quot;)" office:value-type="string" office:string-value="Am_16:=eep_b_r(16);">
            <text:p>Am_16:=eep_b_r(16);</text:p>
          </table:table-cell>
          <table:table-cell table:formula="of:=CONCATENATE(&quot;Res:=eep_b_w(&quot;;[.G204];&quot;,&quot;;[.A204];&quot;);&quot;)" office:value-type="string" office:string-value="Res:=eep_b_w(16,Am_16);">
            <text:p>Res:=eep_b_w(16,Am_16);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table:formula="of:=CONCATENATE([.A205];&quot;:=eep_b_r(&quot;;[.G205];&quot;);&quot;)" office:value-type="string" office:string-value="Am_17:=eep_b_r(17);">
            <text:p>Am_17:=eep_b_r(17);</text:p>
          </table:table-cell>
          <table:table-cell table:formula="of:=CONCATENATE(&quot;Res:=eep_b_w(&quot;;[.G205];&quot;,&quot;;[.A205];&quot;);&quot;)" office:value-type="string" office:string-value="Res:=eep_b_w(17,Am_17);">
            <text:p>Res:=eep_b_w(17,Am_17);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/>
          <table:table-cell table:formula="of:=CONCATENATE([.A206];&quot;:=eep_b_r(&quot;;[.G206];&quot;);&quot;)" office:value-type="string" office:string-value="Am_18:=eep_b_r(18);">
            <text:p>Am_18:=eep_b_r(18);</text:p>
          </table:table-cell>
          <table:table-cell table:formula="of:=CONCATENATE(&quot;Res:=eep_b_w(&quot;;[.G206];&quot;,&quot;;[.A206];&quot;);&quot;)" office:value-type="string" office:string-value="Res:=eep_b_w(18,Am_18);">
            <text:p>Res:=eep_b_w(18,Am_18);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/>
          <table:table-cell table:formula="of:=CONCATENATE([.A207];&quot;:=eep_b_r(&quot;;[.G207];&quot;);&quot;)" office:value-type="string" office:string-value="Am_19:=eep_b_r(19);">
            <text:p>Am_19:=eep_b_r(19);</text:p>
          </table:table-cell>
          <table:table-cell table:formula="of:=CONCATENATE(&quot;Res:=eep_b_w(&quot;;[.G207];&quot;,&quot;;[.A207];&quot;);&quot;)" office:value-type="string" office:string-value="Res:=eep_b_w(19,Am_19);">
            <text:p>Res:=eep_b_w(19,Am_19);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table:formula="of:=CONCATENATE([.A208];&quot;:=eep_b_r(&quot;;[.G208];&quot;);&quot;)" office:value-type="string" office:string-value="Am_20:=eep_b_r(20);">
            <text:p>Am_20:=eep_b_r(20);</text:p>
          </table:table-cell>
          <table:table-cell table:formula="of:=CONCATENATE(&quot;Res:=eep_b_w(&quot;;[.G208];&quot;,&quot;;[.A208];&quot;);&quot;)" office:value-type="string" office:string-value="Res:=eep_b_w(20,Am_20);">
            <text:p>Res:=eep_b_w(20,Am_20);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table:formula="of:=CONCATENATE([.A209];&quot;:=eep_b_r(&quot;;[.G209];&quot;);&quot;)" office:value-type="string" office:string-value="Am_21:=eep_b_r(21);">
            <text:p>Am_21:=eep_b_r(21);</text:p>
          </table:table-cell>
          <table:table-cell table:formula="of:=CONCATENATE(&quot;Res:=eep_b_w(&quot;;[.G209];&quot;,&quot;;[.A209];&quot;);&quot;)" office:value-type="string" office:string-value="Res:=eep_b_w(21,Am_21);">
            <text:p>Res:=eep_b_w(21,Am_21);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formula="of:=CONCATENATE([.A210];&quot;:=eep_n_r(&quot;;[.G210];&quot;);&quot;)" office:value-type="string" office:string-value="kf_V_01:=eep_n_r(1);">
            <text:p>kf_V_01:=eep_n_r(1);</text:p>
          </table:table-cell>
          <table:table-cell table:formula="of:=CONCATENATE(&quot;Res:=eep_n_w(&quot;;[.G210];&quot;,&quot;;[.A210];&quot;);&quot;)" office:value-type="string" office:string-value="Res:=eep_n_w(1,kf_V_01);">
            <text:p>Res:=eep_n_w(1,kf_V_01);</text:p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table:formula="of:=CONCATENATE([.A211];&quot;:=eep_n_r(&quot;;[.G211];&quot;);&quot;)" office:value-type="string" office:string-value="kf_V_02:=eep_n_r(2);">
            <text:p>kf_V_02:=eep_n_r(2);</text:p>
          </table:table-cell>
          <table:table-cell table:formula="of:=CONCATENATE(&quot;Res:=eep_n_w(&quot;;[.G211];&quot;,&quot;;[.A211];&quot;);&quot;)" office:value-type="string" office:string-value="Res:=eep_n_w(2,kf_V_02);">
            <text:p>Res:=eep_n_w(2,kf_V_02);</text:p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table:formula="of:=CONCATENATE([.A212];&quot;:=eep_n_r(&quot;;[.G212];&quot;);&quot;)" office:value-type="string" office:string-value="kf_V_03:=eep_n_r(3);">
            <text:p>kf_V_03:=eep_n_r(3);</text:p>
          </table:table-cell>
          <table:table-cell table:formula="of:=CONCATENATE(&quot;Res:=eep_n_w(&quot;;[.G212];&quot;,&quot;;[.A212];&quot;);&quot;)" office:value-type="string" office:string-value="Res:=eep_n_w(3,kf_V_03);">
            <text:p>Res:=eep_n_w(3,kf_V_03);</text:p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/>
          <table:table-cell table:formula="of:=CONCATENATE([.A213];&quot;:=eep_n_r(&quot;;[.G213];&quot;);&quot;)" office:value-type="string" office:string-value="kf_V_04:=eep_n_r(4);">
            <text:p>kf_V_04:=eep_n_r(4);</text:p>
          </table:table-cell>
          <table:table-cell table:formula="of:=CONCATENATE(&quot;Res:=eep_n_w(&quot;;[.G213];&quot;,&quot;;[.A213];&quot;);&quot;)" office:value-type="string" office:string-value="Res:=eep_n_w(4,kf_V_04);">
            <text:p>Res:=eep_n_w(4,kf_V_04);</text:p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table:formula="of:=CONCATENATE([.A214];&quot;:=eep_n_r(&quot;;[.G214];&quot;);&quot;)" office:value-type="string" office:string-value="kf_V_05:=eep_n_r(5);">
            <text:p>kf_V_05:=eep_n_r(5);</text:p>
          </table:table-cell>
          <table:table-cell table:formula="of:=CONCATENATE(&quot;Res:=eep_n_w(&quot;;[.G214];&quot;,&quot;;[.A214];&quot;);&quot;)" office:value-type="string" office:string-value="Res:=eep_n_w(5,kf_V_05);">
            <text:p>Res:=eep_n_w(5,kf_V_05);</text:p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formula="of:=CONCATENATE([.A215];&quot;:=eep_n_r(&quot;;[.G215];&quot;);&quot;)" office:value-type="string" office:string-value="kf_V_06:=eep_n_r(6);">
            <text:p>kf_V_06:=eep_n_r(6);</text:p>
          </table:table-cell>
          <table:table-cell table:formula="of:=CONCATENATE(&quot;Res:=eep_n_w(&quot;;[.G215];&quot;,&quot;;[.A215];&quot;);&quot;)" office:value-type="string" office:string-value="Res:=eep_n_w(6,kf_V_06);">
            <text:p>Res:=eep_n_w(6,kf_V_06);</text:p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/>
          <table:table-cell table:formula="of:=CONCATENATE([.A216];&quot;:=eep_n_r(&quot;;[.G216];&quot;);&quot;)" office:value-type="string" office:string-value="kf_V_07:=eep_n_r(7);">
            <text:p>kf_V_07:=eep_n_r(7);</text:p>
          </table:table-cell>
          <table:table-cell table:formula="of:=CONCATENATE(&quot;Res:=eep_n_w(&quot;;[.G216];&quot;,&quot;;[.A216];&quot;);&quot;)" office:value-type="string" office:string-value="Res:=eep_n_w(7,kf_V_07);">
            <text:p>Res:=eep_n_w(7,kf_V_07);</text:p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table:formula="of:=CONCATENATE([.A217];&quot;:=eep_n_r(&quot;;[.G217];&quot;);&quot;)" office:value-type="string" office:string-value="kf_V_08:=eep_n_r(8);">
            <text:p>kf_V_08:=eep_n_r(8);</text:p>
          </table:table-cell>
          <table:table-cell table:formula="of:=CONCATENATE(&quot;Res:=eep_n_w(&quot;;[.G217];&quot;,&quot;;[.A217];&quot;);&quot;)" office:value-type="string" office:string-value="Res:=eep_n_w(8,kf_V_08);">
            <text:p>Res:=eep_n_w(8,kf_V_08);</text:p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/>
          <table:table-cell table:formula="of:=CONCATENATE([.A218];&quot;:=eep_n_r(&quot;;[.G218];&quot;);&quot;)" office:value-type="string" office:string-value="kf_V_09:=eep_n_r(9);">
            <text:p>kf_V_09:=eep_n_r(9);</text:p>
          </table:table-cell>
          <table:table-cell table:formula="of:=CONCATENATE(&quot;Res:=eep_n_w(&quot;;[.G218];&quot;,&quot;;[.A218];&quot;);&quot;)" office:value-type="string" office:string-value="Res:=eep_n_w(9,kf_V_09);">
            <text:p>Res:=eep_n_w(9,kf_V_09);</text:p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/>
          <table:table-cell table:formula="of:=CONCATENATE([.A219];&quot;:=eep_n_r(&quot;;[.G219];&quot;);&quot;)" office:value-type="string" office:string-value="kf_V_10:=eep_n_r(10);">
            <text:p>kf_V_10:=eep_n_r(10);</text:p>
          </table:table-cell>
          <table:table-cell table:formula="of:=CONCATENATE(&quot;Res:=eep_n_w(&quot;;[.G219];&quot;,&quot;;[.A219];&quot;);&quot;)" office:value-type="string" office:string-value="Res:=eep_n_w(10,kf_V_10);">
            <text:p>Res:=eep_n_w(10,kf_V_10);</text:p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/>
          <table:table-cell table:formula="of:=CONCATENATE([.A220];&quot;:=eep_n_r(&quot;;[.G220];&quot;);&quot;)" office:value-type="string" office:string-value="kf_V_11:=eep_n_r(11);">
            <text:p>kf_V_11:=eep_n_r(11);</text:p>
          </table:table-cell>
          <table:table-cell table:formula="of:=CONCATENATE(&quot;Res:=eep_n_w(&quot;;[.G220];&quot;,&quot;;[.A220];&quot;);&quot;)" office:value-type="string" office:string-value="Res:=eep_n_w(11,kf_V_11);">
            <text:p>Res:=eep_n_w(11,kf_V_11);</text:p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/>
          <table:table-cell table:formula="of:=CONCATENATE([.A221];&quot;:=eep_n_r(&quot;;[.G221];&quot;);&quot;)" office:value-type="string" office:string-value="kf_V_12:=eep_n_r(12);">
            <text:p>kf_V_12:=eep_n_r(12);</text:p>
          </table:table-cell>
          <table:table-cell table:formula="of:=CONCATENATE(&quot;Res:=eep_n_w(&quot;;[.G221];&quot;,&quot;;[.A221];&quot;);&quot;)" office:value-type="string" office:string-value="Res:=eep_n_w(12,kf_V_12);">
            <text:p>Res:=eep_n_w(12,kf_V_12);</text:p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/>
          <table:table-cell table:formula="of:=CONCATENATE([.A222];&quot;:=eep_n_r(&quot;;[.G222];&quot;);&quot;)" office:value-type="string" office:string-value="kf_V_13:=eep_n_r(13);">
            <text:p>kf_V_13:=eep_n_r(13);</text:p>
          </table:table-cell>
          <table:table-cell table:formula="of:=CONCATENATE(&quot;Res:=eep_n_w(&quot;;[.G222];&quot;,&quot;;[.A222];&quot;);&quot;)" office:value-type="string" office:string-value="Res:=eep_n_w(13,kf_V_13);">
            <text:p>Res:=eep_n_w(13,kf_V_13);</text:p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table:formula="of:=CONCATENATE([.A223];&quot;:=eep_n_r(&quot;;[.G223];&quot;);&quot;)" office:value-type="string" office:string-value="kf_V_14:=eep_n_r(14);">
            <text:p>kf_V_14:=eep_n_r(14);</text:p>
          </table:table-cell>
          <table:table-cell table:formula="of:=CONCATENATE(&quot;Res:=eep_n_w(&quot;;[.G223];&quot;,&quot;;[.A223];&quot;);&quot;)" office:value-type="string" office:string-value="Res:=eep_n_w(14,kf_V_14);">
            <text:p>Res:=eep_n_w(14,kf_V_14);</text:p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/>
          <table:table-cell table:formula="of:=CONCATENATE([.A224];&quot;:=eep_n_r(&quot;;[.G224];&quot;);&quot;)" office:value-type="string" office:string-value="kf_V_15:=eep_n_r(15);">
            <text:p>kf_V_15:=eep_n_r(15);</text:p>
          </table:table-cell>
          <table:table-cell table:formula="of:=CONCATENATE(&quot;Res:=eep_n_w(&quot;;[.G224];&quot;,&quot;;[.A224];&quot;);&quot;)" office:value-type="string" office:string-value="Res:=eep_n_w(15,kf_V_15);">
            <text:p>Res:=eep_n_w(15,kf_V_15);</text:p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table:formula="of:=CONCATENATE([.A225];&quot;:=eep_n_r(&quot;;[.G225];&quot;);&quot;)" office:value-type="string" office:string-value="kf_V_16:=eep_n_r(16);">
            <text:p>kf_V_16:=eep_n_r(16);</text:p>
          </table:table-cell>
          <table:table-cell table:formula="of:=CONCATENATE(&quot;Res:=eep_n_w(&quot;;[.G225];&quot;,&quot;;[.A225];&quot;);&quot;)" office:value-type="string" office:string-value="Res:=eep_n_w(16,kf_V_16);">
            <text:p>Res:=eep_n_w(16,kf_V_16);</text:p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table:formula="of:=CONCATENATE([.A226];&quot;:=eep_n_r(&quot;;[.G226];&quot;);&quot;)" office:value-type="string" office:string-value="kf_V_17:=eep_n_r(17);">
            <text:p>kf_V_17:=eep_n_r(17);</text:p>
          </table:table-cell>
          <table:table-cell table:formula="of:=CONCATENATE(&quot;Res:=eep_n_w(&quot;;[.G226];&quot;,&quot;;[.A226];&quot;);&quot;)" office:value-type="string" office:string-value="Res:=eep_n_w(17,kf_V_17);">
            <text:p>Res:=eep_n_w(17,kf_V_17);</text:p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/>
          <table:table-cell table:formula="of:=CONCATENATE([.A227];&quot;:=eep_n_r(&quot;;[.G227];&quot;);&quot;)" office:value-type="string" office:string-value="kf_V_18:=eep_n_r(18);">
            <text:p>kf_V_18:=eep_n_r(18);</text:p>
          </table:table-cell>
          <table:table-cell table:formula="of:=CONCATENATE(&quot;Res:=eep_n_w(&quot;;[.G227];&quot;,&quot;;[.A227];&quot;);&quot;)" office:value-type="string" office:string-value="Res:=eep_n_w(18,kf_V_18);">
            <text:p>Res:=eep_n_w(18,kf_V_18);</text:p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/>
          <table:table-cell table:formula="of:=CONCATENATE([.A228];&quot;:=eep_n_r(&quot;;[.G228];&quot;);&quot;)" office:value-type="string" office:string-value="kf_V_19:=eep_n_r(19);">
            <text:p>kf_V_19:=eep_n_r(19);</text:p>
          </table:table-cell>
          <table:table-cell table:formula="of:=CONCATENATE(&quot;Res:=eep_n_w(&quot;;[.G228];&quot;,&quot;;[.A228];&quot;);&quot;)" office:value-type="string" office:string-value="Res:=eep_n_w(19,kf_V_19);">
            <text:p>Res:=eep_n_w(19,kf_V_19);</text:p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table:formula="of:=CONCATENATE([.A229];&quot;:=eep_n_r(&quot;;[.G229];&quot;);&quot;)" office:value-type="string" office:string-value="kf_V_20:=eep_n_r(20);">
            <text:p>kf_V_20:=eep_n_r(20);</text:p>
          </table:table-cell>
          <table:table-cell table:formula="of:=CONCATENATE(&quot;Res:=eep_n_w(&quot;;[.G229];&quot;,&quot;;[.A229];&quot;);&quot;)" office:value-type="string" office:string-value="Res:=eep_n_w(20,kf_V_20);">
            <text:p>Res:=eep_n_w(20,kf_V_20);</text:p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table:formula="of:=CONCATENATE([.A230];&quot;:=eep_n_r(&quot;;[.G230];&quot;);&quot;)" office:value-type="string" office:string-value="kf_V_21:=eep_n_r(21);">
            <text:p>kf_V_21:=eep_n_r(21);</text:p>
          </table:table-cell>
          <table:table-cell table:formula="of:=CONCATENATE(&quot;Res:=eep_n_w(&quot;;[.G230];&quot;,&quot;;[.A230];&quot;);&quot;)" office:value-type="string" office:string-value="Res:=eep_n_w(21,kf_V_21);">
            <text:p>Res:=eep_n_w(21,kf_V_21);</text:p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/>
          <table:table-cell table:formula="of:=CONCATENATE([.A231];&quot;:=eep_n_r(&quot;;[.G231];&quot;);&quot;)" office:value-type="string" office:string-value="kf_V_22:=eep_n_r(22);">
            <text:p>kf_V_22:=eep_n_r(22);</text:p>
          </table:table-cell>
          <table:table-cell table:formula="of:=CONCATENATE(&quot;Res:=eep_n_w(&quot;;[.G231];&quot;,&quot;;[.A231];&quot;);&quot;)" office:value-type="string" office:string-value="Res:=eep_n_w(22,kf_V_22);">
            <text:p>Res:=eep_n_w(22,kf_V_22);</text:p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/>
          <table:table-cell table:formula="of:=CONCATENATE([.A232];&quot;:=eep_n_r(&quot;;[.G232];&quot;);&quot;)" office:value-type="string" office:string-value="kf_V_23:=eep_n_r(23);">
            <text:p>kf_V_23:=eep_n_r(23);</text:p>
          </table:table-cell>
          <table:table-cell table:formula="of:=CONCATENATE(&quot;Res:=eep_n_w(&quot;;[.G232];&quot;,&quot;;[.A232];&quot;);&quot;)" office:value-type="string" office:string-value="Res:=eep_n_w(23,kf_V_23);">
            <text:p>Res:=eep_n_w(23,kf_V_23);</text:p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table:formula="of:=CONCATENATE([.A233];&quot;:=eep_n_r(&quot;;[.G233];&quot;);&quot;)" office:value-type="string" office:string-value="kf_V_24:=eep_n_r(24);">
            <text:p>kf_V_24:=eep_n_r(24);</text:p>
          </table:table-cell>
          <table:table-cell table:formula="of:=CONCATENATE(&quot;Res:=eep_n_w(&quot;;[.G233];&quot;,&quot;;[.A233];&quot;);&quot;)" office:value-type="string" office:string-value="Res:=eep_n_w(24,kf_V_24);">
            <text:p>Res:=eep_n_w(24,kf_V_24);</text:p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/>
          <table:table-cell table:formula="of:=CONCATENATE([.A234];&quot;:=eep_n_r(&quot;;[.G234];&quot;);&quot;)" office:value-type="string" office:string-value="kf_V_25:=eep_n_r(25);">
            <text:p>kf_V_25:=eep_n_r(25);</text:p>
          </table:table-cell>
          <table:table-cell table:formula="of:=CONCATENATE(&quot;Res:=eep_n_w(&quot;;[.G234];&quot;,&quot;;[.A234];&quot;);&quot;)" office:value-type="string" office:string-value="Res:=eep_n_w(25,kf_V_25);">
            <text:p>Res:=eep_n_w(25,kf_V_25);</text:p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/>
          <table:table-cell table:formula="of:=CONCATENATE([.A235];&quot;:=eep_n_r(&quot;;[.G235];&quot;);&quot;)" office:value-type="string" office:string-value="kf_V_26:=eep_n_r(26);">
            <text:p>kf_V_26:=eep_n_r(26);</text:p>
          </table:table-cell>
          <table:table-cell table:formula="of:=CONCATENATE(&quot;Res:=eep_n_w(&quot;;[.G235];&quot;,&quot;;[.A235];&quot;);&quot;)" office:value-type="string" office:string-value="Res:=eep_n_w(26,kf_V_26);">
            <text:p>Res:=eep_n_w(26,kf_V_26);</text:p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/>
          <table:table-cell table:formula="of:=CONCATENATE([.A236];&quot;:=eep_n_r(&quot;;[.G236];&quot;);&quot;)" office:value-type="string" office:string-value="kf_V_27:=eep_n_r(27);">
            <text:p>kf_V_27:=eep_n_r(27);</text:p>
          </table:table-cell>
          <table:table-cell table:formula="of:=CONCATENATE(&quot;Res:=eep_n_w(&quot;;[.G236];&quot;,&quot;;[.A236];&quot;);&quot;)" office:value-type="string" office:string-value="Res:=eep_n_w(27,kf_V_27);">
            <text:p>Res:=eep_n_w(27,kf_V_27);</text:p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table:formula="of:=CONCATENATE([.A237];&quot;:=eep_n_r(&quot;;[.G237];&quot;);&quot;)" office:value-type="string" office:string-value="kf_V_28:=eep_n_r(28);">
            <text:p>kf_V_28:=eep_n_r(28);</text:p>
          </table:table-cell>
          <table:table-cell table:formula="of:=CONCATENATE(&quot;Res:=eep_n_w(&quot;;[.G237];&quot;,&quot;;[.A237];&quot;);&quot;)" office:value-type="string" office:string-value="Res:=eep_n_w(28,kf_V_28);">
            <text:p>Res:=eep_n_w(28,kf_V_28);</text:p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/>
          <table:table-cell table:formula="of:=CONCATENATE([.A238];&quot;:=eep_n_r(&quot;;[.G238];&quot;);&quot;)" office:value-type="string" office:string-value="kf_V_29:=eep_n_r(29);">
            <text:p>kf_V_29:=eep_n_r(29);</text:p>
          </table:table-cell>
          <table:table-cell table:formula="of:=CONCATENATE(&quot;Res:=eep_n_w(&quot;;[.G238];&quot;,&quot;;[.A238];&quot;);&quot;)" office:value-type="string" office:string-value="Res:=eep_n_w(29,kf_V_29);">
            <text:p>Res:=eep_n_w(29,kf_V_29);</text:p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table:formula="of:=CONCATENATE([.A239];&quot;:=eep_n_r(&quot;;[.G239];&quot;);&quot;)" office:value-type="string" office:string-value="kf_V_30:=eep_n_r(30);">
            <text:p>kf_V_30:=eep_n_r(30);</text:p>
          </table:table-cell>
          <table:table-cell table:formula="of:=CONCATENATE(&quot;Res:=eep_n_w(&quot;;[.G239];&quot;,&quot;;[.A239];&quot;);&quot;)" office:value-type="string" office:string-value="Res:=eep_n_w(30,kf_V_30);">
            <text:p>Res:=eep_n_w(30,kf_V_30);</text:p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/>
          <table:table-cell table:formula="of:=CONCATENATE([.A240];&quot;:=eep_n_r(&quot;;[.G240];&quot;);&quot;)" office:value-type="string" office:string-value="kf_V_31:=eep_n_r(31);">
            <text:p>kf_V_31:=eep_n_r(31);</text:p>
          </table:table-cell>
          <table:table-cell table:formula="of:=CONCATENATE(&quot;Res:=eep_n_w(&quot;;[.G240];&quot;,&quot;;[.A240];&quot;);&quot;)" office:value-type="string" office:string-value="Res:=eep_n_w(31,kf_V_31);">
            <text:p>Res:=eep_n_w(31,kf_V_31);</text:p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table:formula="of:=CONCATENATE([.A241];&quot;:=eep_n_r(&quot;;[.G241];&quot;);&quot;)" office:value-type="string" office:string-value="kf_V_32:=eep_n_r(32);">
            <text:p>kf_V_32:=eep_n_r(32);</text:p>
          </table:table-cell>
          <table:table-cell table:formula="of:=CONCATENATE(&quot;Res:=eep_n_w(&quot;;[.G241];&quot;,&quot;;[.A241];&quot;);&quot;)" office:value-type="string" office:string-value="Res:=eep_n_w(32,kf_V_32);">
            <text:p>Res:=eep_n_w(32,kf_V_32);</text:p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CONCATENATE([.A242];&quot;:=eep_n_r(&quot;;[.G242];&quot;);&quot;)" office:value-type="string" office:string-value="kf_V_33:=eep_n_r(33);">
            <text:p>kf_V_33:=eep_n_r(33);</text:p>
          </table:table-cell>
          <table:table-cell table:formula="of:=CONCATENATE(&quot;Res:=eep_n_w(&quot;;[.G242];&quot;,&quot;;[.A242];&quot;);&quot;)" office:value-type="string" office:string-value="Res:=eep_n_w(33,kf_V_33);">
            <text:p>Res:=eep_n_w(33,kf_V_33);</text:p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CONCATENATE([.A243];&quot;:=eep_n_r(&quot;;[.G243];&quot;);&quot;)" office:value-type="string" office:string-value="kf_V_34:=eep_n_r(34);">
            <text:p>kf_V_34:=eep_n_r(34);</text:p>
          </table:table-cell>
          <table:table-cell table:formula="of:=CONCATENATE(&quot;Res:=eep_n_w(&quot;;[.G243];&quot;,&quot;;[.A243];&quot;);&quot;)" office:value-type="string" office:string-value="Res:=eep_n_w(34,kf_V_34);">
            <text:p>Res:=eep_n_w(34,kf_V_34);</text:p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CONCATENATE([.A244];&quot;:=eep_n_r(&quot;;[.G244];&quot;);&quot;)" office:value-type="string" office:string-value="kf_V_35:=eep_n_r(35);">
            <text:p>kf_V_35:=eep_n_r(35);</text:p>
          </table:table-cell>
          <table:table-cell table:formula="of:=CONCATENATE(&quot;Res:=eep_n_w(&quot;;[.G244];&quot;,&quot;;[.A244];&quot;);&quot;)" office:value-type="string" office:string-value="Res:=eep_n_w(35,kf_V_35);">
            <text:p>Res:=eep_n_w(35,kf_V_35);</text:p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CONCATENATE([.A245];&quot;:=eep_n_r(&quot;;[.G245];&quot;);&quot;)" office:value-type="string" office:string-value="kf_V_36:=eep_n_r(36);">
            <text:p>kf_V_36:=eep_n_r(36);</text:p>
          </table:table-cell>
          <table:table-cell table:formula="of:=CONCATENATE(&quot;Res:=eep_n_w(&quot;;[.G245];&quot;,&quot;;[.A245];&quot;);&quot;)" office:value-type="string" office:string-value="Res:=eep_n_w(36,kf_V_36);">
            <text:p>Res:=eep_n_w(36,kf_V_36);</text:p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CONCATENATE([.A246];&quot;:=eep_n_r(&quot;;[.G246];&quot;);&quot;)" office:value-type="string" office:string-value="kf_V_37:=eep_n_r(37);">
            <text:p>kf_V_37:=eep_n_r(37);</text:p>
          </table:table-cell>
          <table:table-cell table:formula="of:=CONCATENATE(&quot;Res:=eep_n_w(&quot;;[.G246];&quot;,&quot;;[.A246];&quot;);&quot;)" office:value-type="string" office:string-value="Res:=eep_n_w(37,kf_V_37);">
            <text:p>Res:=eep_n_w(37,kf_V_37);</text:p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CONCATENATE([.A247];&quot;:=eep_n_r(&quot;;[.G247];&quot;);&quot;)" office:value-type="string" office:string-value="kf_V_38:=eep_n_r(38);">
            <text:p>kf_V_38:=eep_n_r(38);</text:p>
          </table:table-cell>
          <table:table-cell table:formula="of:=CONCATENATE(&quot;Res:=eep_n_w(&quot;;[.G247];&quot;,&quot;;[.A247];&quot;);&quot;)" office:value-type="string" office:string-value="Res:=eep_n_w(38,kf_V_38);">
            <text:p>Res:=eep_n_w(38,kf_V_38);</text:p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CONCATENATE([.A248];&quot;:=eep_n_r(&quot;;[.G248];&quot;);&quot;)" office:value-type="string" office:string-value="kf_V_39:=eep_n_r(39);">
            <text:p>kf_V_39:=eep_n_r(39);</text:p>
          </table:table-cell>
          <table:table-cell table:formula="of:=CONCATENATE(&quot;Res:=eep_n_w(&quot;;[.G248];&quot;,&quot;;[.A248];&quot;);&quot;)" office:value-type="string" office:string-value="Res:=eep_n_w(39,kf_V_39);">
            <text:p>Res:=eep_n_w(39,kf_V_39);</text:p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CONCATENATE([.A249];&quot;:=eep_n_r(&quot;;[.G249];&quot;);&quot;)" office:value-type="string" office:string-value="kf_V_40:=eep_n_r(40);">
            <text:p>kf_V_40:=eep_n_r(40);</text:p>
          </table:table-cell>
          <table:table-cell table:formula="of:=CONCATENATE(&quot;Res:=eep_n_w(&quot;;[.G249];&quot;,&quot;;[.A249];&quot;);&quot;)" office:value-type="string" office:string-value="Res:=eep_n_w(40,kf_V_40);">
            <text:p>Res:=eep_n_w(40,kf_V_40);</text:p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CONCATENATE([.A250];&quot;:=eep_n_r(&quot;;[.G250];&quot;);&quot;)" office:value-type="string" office:string-value="kf_V_41:=eep_n_r(41);">
            <text:p>kf_V_41:=eep_n_r(41);</text:p>
          </table:table-cell>
          <table:table-cell table:formula="of:=CONCATENATE(&quot;Res:=eep_n_w(&quot;;[.G250];&quot;,&quot;;[.A250];&quot;);&quot;)" office:value-type="string" office:string-value="Res:=eep_n_w(41,kf_V_41);">
            <text:p>Res:=eep_n_w(41,kf_V_41);</text:p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CONCATENATE([.A251];&quot;:=eep_n_r(&quot;;[.G251];&quot;);&quot;)" office:value-type="string" office:string-value="kf_V_42:=eep_n_r(42);">
            <text:p>kf_V_42:=eep_n_r(42);</text:p>
          </table:table-cell>
          <table:table-cell table:formula="of:=CONCATENATE(&quot;Res:=eep_n_w(&quot;;[.G251];&quot;,&quot;;[.A251];&quot;);&quot;)" office:value-type="string" office:string-value="Res:=eep_n_w(42,kf_V_42);">
            <text:p>Res:=eep_n_w(42,kf_V_42);</text:p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CONCATENATE([.A252];&quot;:=eep_n_r(&quot;;[.G252];&quot;);&quot;)" office:value-type="string" office:string-value="kf_V_43:=eep_n_r(43);">
            <text:p>kf_V_43:=eep_n_r(43);</text:p>
          </table:table-cell>
          <table:table-cell table:formula="of:=CONCATENATE(&quot;Res:=eep_n_w(&quot;;[.G252];&quot;,&quot;;[.A252];&quot;);&quot;)" office:value-type="string" office:string-value="Res:=eep_n_w(43,kf_V_43);">
            <text:p>Res:=eep_n_w(43,kf_V_43);</text:p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CONCATENATE([.A253];&quot;:=eep_n_r(&quot;;[.G253];&quot;);&quot;)" office:value-type="string" office:string-value="kf_V_44:=eep_n_r(44);">
            <text:p>kf_V_44:=eep_n_r(44);</text:p>
          </table:table-cell>
          <table:table-cell table:formula="of:=CONCATENATE(&quot;Res:=eep_n_w(&quot;;[.G253];&quot;,&quot;;[.A253];&quot;);&quot;)" office:value-type="string" office:string-value="Res:=eep_n_w(44,kf_V_44);">
            <text:p>Res:=eep_n_w(44,kf_V_44);</text:p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CONCATENATE([.A254];&quot;:=eep_n_r(&quot;;[.G254];&quot;);&quot;)" office:value-type="string" office:string-value="kf_V_45:=eep_n_r(45);">
            <text:p>kf_V_45:=eep_n_r(45);</text:p>
          </table:table-cell>
          <table:table-cell table:formula="of:=CONCATENATE(&quot;Res:=eep_n_w(&quot;;[.G254];&quot;,&quot;;[.A254];&quot;);&quot;)" office:value-type="string" office:string-value="Res:=eep_n_w(45,kf_V_45);">
            <text:p>Res:=eep_n_w(45,kf_V_45);</text:p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CONCATENATE([.A255];&quot;:=eep_n_r(&quot;;[.G255];&quot;);&quot;)" office:value-type="string" office:string-value="kf_V_46:=eep_n_r(46);">
            <text:p>kf_V_46:=eep_n_r(46);</text:p>
          </table:table-cell>
          <table:table-cell table:formula="of:=CONCATENATE(&quot;Res:=eep_n_w(&quot;;[.G255];&quot;,&quot;;[.A255];&quot;);&quot;)" office:value-type="string" office:string-value="Res:=eep_n_w(46,kf_V_46);">
            <text:p>Res:=eep_n_w(46,kf_V_46);</text:p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CONCATENATE([.A256];&quot;:=eep_n_r(&quot;;[.G256];&quot;);&quot;)" office:value-type="string" office:string-value="kf_V_47:=eep_n_r(47);">
            <text:p>kf_V_47:=eep_n_r(47);</text:p>
          </table:table-cell>
          <table:table-cell table:formula="of:=CONCATENATE(&quot;Res:=eep_n_w(&quot;;[.G256];&quot;,&quot;;[.A256];&quot;);&quot;)" office:value-type="string" office:string-value="Res:=eep_n_w(47,kf_V_47);">
            <text:p>Res:=eep_n_w(47,kf_V_47);</text:p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CONCATENATE([.A257];&quot;:=eep_n_r(&quot;;[.G257];&quot;);&quot;)" office:value-type="string" office:string-value="kf_V_48:=eep_n_r(48);">
            <text:p>kf_V_48:=eep_n_r(48);</text:p>
          </table:table-cell>
          <table:table-cell table:formula="of:=CONCATENATE(&quot;Res:=eep_n_w(&quot;;[.G257];&quot;,&quot;;[.A257];&quot;);&quot;)" office:value-type="string" office:string-value="Res:=eep_n_w(48,kf_V_48);">
            <text:p>Res:=eep_n_w(48,kf_V_48);</text:p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CONCATENATE([.A258];&quot;:=eep_n_r(&quot;;[.G258];&quot;);&quot;)" office:value-type="string" office:string-value="kf_V_49:=eep_n_r(49);">
            <text:p>kf_V_49:=eep_n_r(49);</text:p>
          </table:table-cell>
          <table:table-cell table:formula="of:=CONCATENATE(&quot;Res:=eep_n_w(&quot;;[.G258];&quot;,&quot;;[.A258];&quot;);&quot;)" office:value-type="string" office:string-value="Res:=eep_n_w(49,kf_V_49);">
            <text:p>Res:=eep_n_w(49,kf_V_49);</text:p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CONCATENATE([.A259];&quot;:=eep_n_r(&quot;;[.G259];&quot;);&quot;)" office:value-type="string" office:string-value="kf_V_50:=eep_n_r(50);">
            <text:p>kf_V_50:=eep_n_r(50);</text:p>
          </table:table-cell>
          <table:table-cell table:formula="of:=CONCATENATE(&quot;Res:=eep_n_w(&quot;;[.G259];&quot;,&quot;;[.A259];&quot;);&quot;)" office:value-type="string" office:string-value="Res:=eep_n_w(50,kf_V_50);">
            <text:p>Res:=eep_n_w(50,kf_V_50);</text:p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CONCATENATE([.A260];&quot;:=eep_n_r(&quot;;[.G260];&quot;);&quot;)" office:value-type="string" office:string-value="kf_V_51:=eep_n_r(51);">
            <text:p>kf_V_51:=eep_n_r(51);</text:p>
          </table:table-cell>
          <table:table-cell table:formula="of:=CONCATENATE(&quot;Res:=eep_n_w(&quot;;[.G260];&quot;,&quot;;[.A260];&quot;);&quot;)" office:value-type="string" office:string-value="Res:=eep_n_w(51,kf_V_51);">
            <text:p>Res:=eep_n_w(51,kf_V_51);</text:p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CONCATENATE([.A261];&quot;:=eep_n_r(&quot;;[.G261];&quot;);&quot;)" office:value-type="string" office:string-value="kf_V_52:=eep_n_r(52);">
            <text:p>kf_V_52:=eep_n_r(52);</text:p>
          </table:table-cell>
          <table:table-cell table:formula="of:=CONCATENATE(&quot;Res:=eep_n_w(&quot;;[.G261];&quot;,&quot;;[.A261];&quot;);&quot;)" office:value-type="string" office:string-value="Res:=eep_n_w(52,kf_V_52);">
            <text:p>Res:=eep_n_w(52,kf_V_52);</text:p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CONCATENATE([.A262];&quot;:=eep_n_r(&quot;;[.G262];&quot;);&quot;)" office:value-type="string" office:string-value="kf_V_53:=eep_n_r(53);">
            <text:p>kf_V_53:=eep_n_r(53);</text:p>
          </table:table-cell>
          <table:table-cell table:formula="of:=CONCATENATE(&quot;Res:=eep_n_w(&quot;;[.G262];&quot;,&quot;;[.A262];&quot;);&quot;)" office:value-type="string" office:string-value="Res:=eep_n_w(53,kf_V_53);">
            <text:p>Res:=eep_n_w(53,kf_V_53);</text:p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CONCATENATE([.A263];&quot;:=eep_n_r(&quot;;[.G263];&quot;);&quot;)" office:value-type="string" office:string-value="kf_V_54:=eep_n_r(54);">
            <text:p>kf_V_54:=eep_n_r(54);</text:p>
          </table:table-cell>
          <table:table-cell table:formula="of:=CONCATENATE(&quot;Res:=eep_n_w(&quot;;[.G263];&quot;,&quot;;[.A263];&quot;);&quot;)" office:value-type="string" office:string-value="Res:=eep_n_w(54,kf_V_54);">
            <text:p>Res:=eep_n_w(54,kf_V_54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/>
          <table:table-cell table:formula="of:=CONCATENATE([.A264];&quot;:=INT_REAL(eep_n_r(&quot;;[.G264];&quot;));&quot;)" office:value-type="string" office:string-value="Kp_01:=INT_REAL(eep_n_r(55));">
            <text:p>Kp_01:=INT_REAL(eep_n_r(55));</text:p>
          </table:table-cell>
          <table:table-cell table:formula="of:=CONCATENATE(&quot;Res:=eep_n_w(&quot;;[.G264];&quot;,REAL_INT(&quot;;[.A264];&quot;));&quot;)" office:value-type="string" office:string-value="Res:=eep_n_w(55,REAL_INT(Kp_01));">
            <text:p>Res:=eep_n_w(55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/>
          <table:table-cell table:formula="of:=CONCATENATE([.A265];&quot;:=INT_REAL(eep_n_r(&quot;;[.G265];&quot;));&quot;)" office:value-type="string" office:string-value="Kp_02:=INT_REAL(eep_n_r(56));">
            <text:p>Kp_02:=INT_REAL(eep_n_r(56));</text:p>
          </table:table-cell>
          <table:table-cell table:formula="of:=CONCATENATE(&quot;Res:=eep_n_w(&quot;;[.G265];&quot;,REAL_INT(&quot;;[.A265];&quot;));&quot;)" office:value-type="string" office:string-value="Res:=eep_n_w(56,REAL_INT(Kp_02));">
            <text:p>Res:=eep_n_w(56,REAL_INT(Kp_02));</text:p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/>
          <table:table-cell table:formula="of:=CONCATENATE([.A266];&quot;:=INT_REAL(eep_n_r(&quot;;[.G266];&quot;));&quot;)" office:value-type="string" office:string-value="Kp_03:=INT_REAL(eep_n_r(57));">
            <text:p>Kp_03:=INT_REAL(eep_n_r(57));</text:p>
          </table:table-cell>
          <table:table-cell table:formula="of:=CONCATENATE(&quot;Res:=eep_n_w(&quot;;[.G266];&quot;,REAL_INT(&quot;;[.A266];&quot;));&quot;)" office:value-type="string" office:string-value="Res:=eep_n_w(57,REAL_INT(Kp_03));">
            <text:p>Res:=eep_n_w(57,REAL_INT(Kp_03));</text:p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/>
          <table:table-cell table:formula="of:=CONCATENATE([.A267];&quot;:=INT_REAL(eep_n_r(&quot;;[.G267];&quot;));&quot;)" office:value-type="string" office:string-value="Kp_04:=INT_REAL(eep_n_r(58));">
            <text:p>Kp_04:=INT_REAL(eep_n_r(58));</text:p>
          </table:table-cell>
          <table:table-cell table:formula="of:=CONCATENATE(&quot;Res:=eep_n_w(&quot;;[.G267];&quot;,REAL_INT(&quot;;[.A267];&quot;));&quot;)" office:value-type="string" office:string-value="Res:=eep_n_w(58,REAL_INT(Kp_04));">
            <text:p>Res:=eep_n_w(58,REAL_INT(Kp_04));</text:p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/>
          <table:table-cell table:formula="of:=CONCATENATE([.A268];&quot;:=INT_REAL(eep_n_r(&quot;;[.G268];&quot;));&quot;)" office:value-type="string" office:string-value="Kp_05:=INT_REAL(eep_n_r(59));">
            <text:p>Kp_05:=INT_REAL(eep_n_r(59));</text:p>
          </table:table-cell>
          <table:table-cell table:formula="of:=CONCATENATE(&quot;Res:=eep_n_w(&quot;;[.G268];&quot;,REAL_INT(&quot;;[.A268];&quot;));&quot;)" office:value-type="string" office:string-value="Res:=eep_n_w(59,REAL_INT(Kp_05));">
            <text:p>Res:=eep_n_w(59,REAL_INT(Kp_05));</text:p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/>
          <table:table-cell table:formula="of:=CONCATENATE([.A269];&quot;:=INT_REAL(eep_n_r(&quot;;[.G269];&quot;));&quot;)" office:value-type="string" office:string-value="Kp_06:=INT_REAL(eep_n_r(60));">
            <text:p>Kp_06:=INT_REAL(eep_n_r(60));</text:p>
          </table:table-cell>
          <table:table-cell table:formula="of:=CONCATENATE(&quot;Res:=eep_n_w(&quot;;[.G269];&quot;,REAL_INT(&quot;;[.A269];&quot;));&quot;)" office:value-type="string" office:string-value="Res:=eep_n_w(60,REAL_INT(Kp_06));">
            <text:p>Res:=eep_n_w(60,REAL_INT(Kp_06));</text:p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/>
          <table:table-cell table:formula="of:=CONCATENATE([.A270];&quot;:=INT_REAL(eep_n_r(&quot;;[.G270];&quot;));&quot;)" office:value-type="string" office:string-value="Kp_07:=INT_REAL(eep_n_r(61));">
            <text:p>Kp_07:=INT_REAL(eep_n_r(61));</text:p>
          </table:table-cell>
          <table:table-cell table:formula="of:=CONCATENATE(&quot;Res:=eep_n_w(&quot;;[.G270];&quot;,REAL_INT(&quot;;[.A270];&quot;));&quot;)" office:value-type="string" office:string-value="Res:=eep_n_w(61,REAL_INT(Kp_07));">
            <text:p>Res:=eep_n_w(61,REAL_INT(Kp_07));</text:p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/>
          <table:table-cell table:formula="of:=CONCATENATE([.A271];&quot;:=INT_REAL(eep_n_r(&quot;;[.G271];&quot;));&quot;)" office:value-type="string" office:string-value="Kp_08:=INT_REAL(eep_n_r(62));">
            <text:p>Kp_08:=INT_REAL(eep_n_r(62));</text:p>
          </table:table-cell>
          <table:table-cell table:formula="of:=CONCATENATE(&quot;Res:=eep_n_w(&quot;;[.G271];&quot;,REAL_INT(&quot;;[.A271];&quot;));&quot;)" office:value-type="string" office:string-value="Res:=eep_n_w(62,REAL_INT(Kp_08));">
            <text:p>Res:=eep_n_w(62,REAL_INT(Kp_08));</text:p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/>
          <table:table-cell table:formula="of:=CONCATENATE([.A272];&quot;:=INT_REAL(eep_n_r(&quot;;[.G272];&quot;));&quot;)" office:value-type="string" office:string-value="Kp_09:=INT_REAL(eep_n_r(63));">
            <text:p>Kp_09:=INT_REAL(eep_n_r(63));</text:p>
          </table:table-cell>
          <table:table-cell table:formula="of:=CONCATENATE(&quot;Res:=eep_n_w(&quot;;[.G272];&quot;,REAL_INT(&quot;;[.A272];&quot;));&quot;)" office:value-type="string" office:string-value="Res:=eep_n_w(63,REAL_INT(Kp_09));">
            <text:p>Res:=eep_n_w(63,REAL_INT(Kp_09));</text:p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/>
          <table:table-cell table:formula="of:=CONCATENATE([.A273];&quot;:=INT_REAL(eep_n_r(&quot;;[.G273];&quot;));&quot;)" office:value-type="string" office:string-value="Kp_10:=INT_REAL(eep_n_r(64));">
            <text:p>Kp_10:=INT_REAL(eep_n_r(64));</text:p>
          </table:table-cell>
          <table:table-cell table:formula="of:=CONCATENATE(&quot;Res:=eep_n_w(&quot;;[.G273];&quot;,REAL_INT(&quot;;[.A273];&quot;));&quot;)" office:value-type="string" office:string-value="Res:=eep_n_w(64,REAL_INT(Kp_10));">
            <text:p>Res:=eep_n_w(64,REAL_INT(Kp_10));</text:p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/>
          <table:table-cell table:formula="of:=CONCATENATE([.A274];&quot;:=INT_REAL(eep_n_r(&quot;;[.G274];&quot;));&quot;)" office:value-type="string" office:string-value="Kp_11:=INT_REAL(eep_n_r(65));">
            <text:p>Kp_11:=INT_REAL(eep_n_r(65));</text:p>
          </table:table-cell>
          <table:table-cell table:formula="of:=CONCATENATE(&quot;Res:=eep_n_w(&quot;;[.G274];&quot;,REAL_INT(&quot;;[.A274];&quot;));&quot;)" office:value-type="string" office:string-value="Res:=eep_n_w(65,REAL_INT(Kp_11));">
            <text:p>Res:=eep_n_w(65,REAL_INT(Kp_11));</text:p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/>
          <table:table-cell table:formula="of:=CONCATENATE([.A275];&quot;:=INT_REAL(eep_n_r(&quot;;[.G275];&quot;));&quot;)" office:value-type="string" office:string-value="Kp_12:=INT_REAL(eep_n_r(66));">
            <text:p>Kp_12:=INT_REAL(eep_n_r(66));</text:p>
          </table:table-cell>
          <table:table-cell table:formula="of:=CONCATENATE(&quot;Res:=eep_n_w(&quot;;[.G275];&quot;,REAL_INT(&quot;;[.A275];&quot;));&quot;)" office:value-type="string" office:string-value="Res:=eep_n_w(66,REAL_INT(Kp_12));">
            <text:p>Res:=eep_n_w(66,REAL_INT(Kp_12));</text:p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/>
          <table:table-cell table:formula="of:=CONCATENATE([.A276];&quot;:=INT_REAL(eep_n_r(&quot;;[.G276];&quot;));&quot;)" office:value-type="string" office:string-value="Kp_13:=INT_REAL(eep_n_r(67));">
            <text:p>Kp_13:=INT_REAL(eep_n_r(67));</text:p>
          </table:table-cell>
          <table:table-cell table:formula="of:=CONCATENATE(&quot;Res:=eep_n_w(&quot;;[.G276];&quot;,REAL_INT(&quot;;[.A276];&quot;));&quot;)" office:value-type="string" office:string-value="Res:=eep_n_w(67,REAL_INT(Kp_13));">
            <text:p>Res:=eep_n_w(67,REAL_INT(Kp_13));</text:p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/>
          <table:table-cell table:formula="of:=CONCATENATE([.A277];&quot;:=INT_REAL(eep_n_r(&quot;;[.G277];&quot;));&quot;)" office:value-type="string" office:string-value="Kp_14:=INT_REAL(eep_n_r(68));">
            <text:p>Kp_14:=INT_REAL(eep_n_r(68));</text:p>
          </table:table-cell>
          <table:table-cell table:formula="of:=CONCATENATE(&quot;Res:=eep_n_w(&quot;;[.G277];&quot;,REAL_INT(&quot;;[.A277];&quot;));&quot;)" office:value-type="string" office:string-value="Res:=eep_n_w(68,REAL_INT(Kp_14));">
            <text:p>Res:=eep_n_w(68,REAL_INT(Kp_14));</text:p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/>
          <table:table-cell table:formula="of:=CONCATENATE([.A278];&quot;:=INT_REAL(eep_n_r(&quot;;[.G278];&quot;));&quot;)" office:value-type="string" office:string-value="Kp_15:=INT_REAL(eep_n_r(69));">
            <text:p>Kp_15:=INT_REAL(eep_n_r(69));</text:p>
          </table:table-cell>
          <table:table-cell table:formula="of:=CONCATENATE(&quot;Res:=eep_n_w(&quot;;[.G278];&quot;,REAL_INT(&quot;;[.A278];&quot;));&quot;)" office:value-type="string" office:string-value="Res:=eep_n_w(69,REAL_INT(Kp_15));">
            <text:p>Res:=eep_n_w(69,REAL_INT(Kp_15));</text:p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/>
          <table:table-cell table:formula="of:=CONCATENATE([.A279];&quot;:=INT_REAL(eep_n_r(&quot;;[.G279];&quot;));&quot;)" office:value-type="string" office:string-value="Kp_16:=INT_REAL(eep_n_r(70));">
            <text:p>Kp_16:=INT_REAL(eep_n_r(70));</text:p>
          </table:table-cell>
          <table:table-cell table:formula="of:=CONCATENATE(&quot;Res:=eep_n_w(&quot;;[.G279];&quot;,REAL_INT(&quot;;[.A279];&quot;));&quot;)" office:value-type="string" office:string-value="Res:=eep_n_w(70,REAL_INT(Kp_16));">
            <text:p>Res:=eep_n_w(70,REAL_INT(Kp_16));</text:p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/>
          <table:table-cell table:formula="of:=CONCATENATE([.A280];&quot;:=INT_REAL(eep_n_r(&quot;;[.G280];&quot;));&quot;)" office:value-type="string" office:string-value="Kp_17:=INT_REAL(eep_n_r(71));">
            <text:p>Kp_17:=INT_REAL(eep_n_r(71));</text:p>
          </table:table-cell>
          <table:table-cell table:formula="of:=CONCATENATE(&quot;Res:=eep_n_w(&quot;;[.G280];&quot;,REAL_INT(&quot;;[.A280];&quot;));&quot;)" office:value-type="string" office:string-value="Res:=eep_n_w(71,REAL_INT(Kp_17));">
            <text:p>Res:=eep_n_w(71,REAL_INT(Kp_17));</text:p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table:formula="of:=CONCATENATE([.A281];&quot;:=INT_REAL(eep_n_r(&quot;;[.G281];&quot;));&quot;)" office:value-type="string" office:string-value="Kp_18:=INT_REAL(eep_n_r(72));">
            <text:p>Kp_18:=INT_REAL(eep_n_r(72));</text:p>
          </table:table-cell>
          <table:table-cell table:formula="of:=CONCATENATE(&quot;Res:=eep_n_w(&quot;;[.G281];&quot;,REAL_INT(&quot;;[.A281];&quot;));&quot;)" office:value-type="string" office:string-value="Res:=eep_n_w(72,REAL_INT(Kp_18));">
            <text:p>Res:=eep_n_w(72,REAL_INT(Kp_18));</text:p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/>
          <table:table-cell table:formula="of:=CONCATENATE([.A282];&quot;:=INT_REAL(eep_n_r(&quot;;[.G282];&quot;));&quot;)" office:value-type="string" office:string-value="Kp_19:=INT_REAL(eep_n_r(73));">
            <text:p>Kp_19:=INT_REAL(eep_n_r(73));</text:p>
          </table:table-cell>
          <table:table-cell table:formula="of:=CONCATENATE(&quot;Res:=eep_n_w(&quot;;[.G282];&quot;,REAL_INT(&quot;;[.A282];&quot;));&quot;)" office:value-type="string" office:string-value="Res:=eep_n_w(73,REAL_INT(Kp_19));">
            <text:p>Res:=eep_n_w(73,REAL_INT(Kp_19));</text:p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/>
          <table:table-cell table:formula="of:=CONCATENATE([.A283];&quot;:=INT_REAL(eep_n_r(&quot;;[.G283];&quot;));&quot;)" office:value-type="string" office:string-value="Kp_20:=INT_REAL(eep_n_r(74));">
            <text:p>Kp_20:=INT_REAL(eep_n_r(74));</text:p>
          </table:table-cell>
          <table:table-cell table:formula="of:=CONCATENATE(&quot;Res:=eep_n_w(&quot;;[.G283];&quot;,REAL_INT(&quot;;[.A283];&quot;));&quot;)" office:value-type="string" office:string-value="Res:=eep_n_w(74,REAL_INT(Kp_20));">
            <text:p>Res:=eep_n_w(74,REAL_INT(Kp_20));</text:p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/>
          <table:table-cell table:formula="of:=CONCATENATE([.A284];&quot;:=INT_REAL(eep_n_r(&quot;;[.G284];&quot;));&quot;)" office:value-type="string" office:string-value="Kp_21:=INT_REAL(eep_n_r(75));">
            <text:p>Kp_21:=INT_REAL(eep_n_r(75));</text:p>
          </table:table-cell>
          <table:table-cell table:formula="of:=CONCATENATE(&quot;Res:=eep_n_w(&quot;;[.G284];&quot;,REAL_INT(&quot;;[.A284];&quot;));&quot;)" office:value-type="string" office:string-value="Res:=eep_n_w(75,REAL_INT(Kp_21));">
            <text:p>Res:=eep_n_w(75,REAL_INT(Kp_21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/>
          <table:table-cell table:formula="of:=CONCATENATE([.A285];&quot;:=INT_REAL(eep_n_r(&quot;;[.G285];&quot;));&quot;)" office:value-type="string" office:string-value="Ti_01:=INT_REAL(eep_n_r(76));">
            <text:p>Ti_01:=INT_REAL(eep_n_r(76));</text:p>
          </table:table-cell>
          <table:table-cell table:formula="of:=CONCATENATE(&quot;Res:=eep_n_w(&quot;;[.G285];&quot;,REAL_INT(&quot;;[.A285];&quot;));&quot;)" office:value-type="string" office:string-value="Res:=eep_n_w(76,REAL_INT(Ti_01));">
            <text:p>Res:=eep_n_w(76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/>
          <table:table-cell table:formula="of:=CONCATENATE([.A286];&quot;:=INT_REAL(eep_n_r(&quot;;[.G286];&quot;));&quot;)" office:value-type="string" office:string-value="Ti_02:=INT_REAL(eep_n_r(77));">
            <text:p>Ti_02:=INT_REAL(eep_n_r(77));</text:p>
          </table:table-cell>
          <table:table-cell table:formula="of:=CONCATENATE(&quot;Res:=eep_n_w(&quot;;[.G286];&quot;,REAL_INT(&quot;;[.A286];&quot;));&quot;)" office:value-type="string" office:string-value="Res:=eep_n_w(77,REAL_INT(Ti_02));">
            <text:p>Res:=eep_n_w(77,REAL_INT(Ti_02));</text:p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/>
          <table:table-cell table:formula="of:=CONCATENATE([.A287];&quot;:=INT_REAL(eep_n_r(&quot;;[.G287];&quot;));&quot;)" office:value-type="string" office:string-value="Ti_03:=INT_REAL(eep_n_r(78));">
            <text:p>Ti_03:=INT_REAL(eep_n_r(78));</text:p>
          </table:table-cell>
          <table:table-cell table:formula="of:=CONCATENATE(&quot;Res:=eep_n_w(&quot;;[.G287];&quot;,REAL_INT(&quot;;[.A287];&quot;));&quot;)" office:value-type="string" office:string-value="Res:=eep_n_w(78,REAL_INT(Ti_03));">
            <text:p>Res:=eep_n_w(78,REAL_INT(Ti_03));</text:p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/>
          <table:table-cell table:formula="of:=CONCATENATE([.A288];&quot;:=INT_REAL(eep_n_r(&quot;;[.G288];&quot;));&quot;)" office:value-type="string" office:string-value="Ti_04:=INT_REAL(eep_n_r(79));">
            <text:p>Ti_04:=INT_REAL(eep_n_r(79));</text:p>
          </table:table-cell>
          <table:table-cell table:formula="of:=CONCATENATE(&quot;Res:=eep_n_w(&quot;;[.G288];&quot;,REAL_INT(&quot;;[.A288];&quot;));&quot;)" office:value-type="string" office:string-value="Res:=eep_n_w(79,REAL_INT(Ti_04));">
            <text:p>Res:=eep_n_w(79,REAL_INT(Ti_04));</text:p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table:formula="of:=CONCATENATE([.A289];&quot;:=INT_REAL(eep_n_r(&quot;;[.G289];&quot;));&quot;)" office:value-type="string" office:string-value="Ti_05:=INT_REAL(eep_n_r(80));">
            <text:p>Ti_05:=INT_REAL(eep_n_r(80));</text:p>
          </table:table-cell>
          <table:table-cell table:formula="of:=CONCATENATE(&quot;Res:=eep_n_w(&quot;;[.G289];&quot;,REAL_INT(&quot;;[.A289];&quot;));&quot;)" office:value-type="string" office:string-value="Res:=eep_n_w(80,REAL_INT(Ti_05));">
            <text:p>Res:=eep_n_w(80,REAL_INT(Ti_05));</text:p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/>
          <table:table-cell table:formula="of:=CONCATENATE([.A290];&quot;:=INT_REAL(eep_n_r(&quot;;[.G290];&quot;));&quot;)" office:value-type="string" office:string-value="Ti_06:=INT_REAL(eep_n_r(81));">
            <text:p>Ti_06:=INT_REAL(eep_n_r(81));</text:p>
          </table:table-cell>
          <table:table-cell table:formula="of:=CONCATENATE(&quot;Res:=eep_n_w(&quot;;[.G290];&quot;,REAL_INT(&quot;;[.A290];&quot;));&quot;)" office:value-type="string" office:string-value="Res:=eep_n_w(81,REAL_INT(Ti_06));">
            <text:p>Res:=eep_n_w(81,REAL_INT(Ti_06));</text:p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/>
          <table:table-cell table:formula="of:=CONCATENATE([.A291];&quot;:=INT_REAL(eep_n_r(&quot;;[.G291];&quot;));&quot;)" office:value-type="string" office:string-value="Ti_07:=INT_REAL(eep_n_r(82));">
            <text:p>Ti_07:=INT_REAL(eep_n_r(82));</text:p>
          </table:table-cell>
          <table:table-cell table:formula="of:=CONCATENATE(&quot;Res:=eep_n_w(&quot;;[.G291];&quot;,REAL_INT(&quot;;[.A291];&quot;));&quot;)" office:value-type="string" office:string-value="Res:=eep_n_w(82,REAL_INT(Ti_07));">
            <text:p>Res:=eep_n_w(82,REAL_INT(Ti_07));</text:p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/>
          <table:table-cell table:formula="of:=CONCATENATE([.A292];&quot;:=INT_REAL(eep_n_r(&quot;;[.G292];&quot;));&quot;)" office:value-type="string" office:string-value="Ti_08:=INT_REAL(eep_n_r(83));">
            <text:p>Ti_08:=INT_REAL(eep_n_r(83));</text:p>
          </table:table-cell>
          <table:table-cell table:formula="of:=CONCATENATE(&quot;Res:=eep_n_w(&quot;;[.G292];&quot;,REAL_INT(&quot;;[.A292];&quot;));&quot;)" office:value-type="string" office:string-value="Res:=eep_n_w(83,REAL_INT(Ti_08));">
            <text:p>Res:=eep_n_w(83,REAL_INT(Ti_08));</text:p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/>
          <table:table-cell table:formula="of:=CONCATENATE([.A293];&quot;:=INT_REAL(eep_n_r(&quot;;[.G293];&quot;));&quot;)" office:value-type="string" office:string-value="Ti_09:=INT_REAL(eep_n_r(84));">
            <text:p>Ti_09:=INT_REAL(eep_n_r(84));</text:p>
          </table:table-cell>
          <table:table-cell table:formula="of:=CONCATENATE(&quot;Res:=eep_n_w(&quot;;[.G293];&quot;,REAL_INT(&quot;;[.A293];&quot;));&quot;)" office:value-type="string" office:string-value="Res:=eep_n_w(84,REAL_INT(Ti_09));">
            <text:p>Res:=eep_n_w(84,REAL_INT(Ti_09));</text:p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/>
          <table:table-cell table:formula="of:=CONCATENATE([.A294];&quot;:=INT_REAL(eep_n_r(&quot;;[.G294];&quot;));&quot;)" office:value-type="string" office:string-value="Ti_10:=INT_REAL(eep_n_r(85));">
            <text:p>Ti_10:=INT_REAL(eep_n_r(85));</text:p>
          </table:table-cell>
          <table:table-cell table:formula="of:=CONCATENATE(&quot;Res:=eep_n_w(&quot;;[.G294];&quot;,REAL_INT(&quot;;[.A294];&quot;));&quot;)" office:value-type="string" office:string-value="Res:=eep_n_w(85,REAL_INT(Ti_10));">
            <text:p>Res:=eep_n_w(85,REAL_INT(Ti_10));</text:p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/>
          <table:table-cell table:formula="of:=CONCATENATE([.A295];&quot;:=INT_REAL(eep_n_r(&quot;;[.G295];&quot;));&quot;)" office:value-type="string" office:string-value="Ti_11:=INT_REAL(eep_n_r(86));">
            <text:p>Ti_11:=INT_REAL(eep_n_r(86));</text:p>
          </table:table-cell>
          <table:table-cell table:formula="of:=CONCATENATE(&quot;Res:=eep_n_w(&quot;;[.G295];&quot;,REAL_INT(&quot;;[.A295];&quot;));&quot;)" office:value-type="string" office:string-value="Res:=eep_n_w(86,REAL_INT(Ti_11));">
            <text:p>Res:=eep_n_w(86,REAL_INT(Ti_11));</text:p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/>
          <table:table-cell table:formula="of:=CONCATENATE([.A296];&quot;:=INT_REAL(eep_n_r(&quot;;[.G296];&quot;));&quot;)" office:value-type="string" office:string-value="Ti_12:=INT_REAL(eep_n_r(87));">
            <text:p>Ti_12:=INT_REAL(eep_n_r(87));</text:p>
          </table:table-cell>
          <table:table-cell table:formula="of:=CONCATENATE(&quot;Res:=eep_n_w(&quot;;[.G296];&quot;,REAL_INT(&quot;;[.A296];&quot;));&quot;)" office:value-type="string" office:string-value="Res:=eep_n_w(87,REAL_INT(Ti_12));">
            <text:p>Res:=eep_n_w(87,REAL_INT(Ti_12));</text:p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/>
          <table:table-cell table:formula="of:=CONCATENATE([.A297];&quot;:=INT_REAL(eep_n_r(&quot;;[.G297];&quot;));&quot;)" office:value-type="string" office:string-value="Ti_13:=INT_REAL(eep_n_r(88));">
            <text:p>Ti_13:=INT_REAL(eep_n_r(88));</text:p>
          </table:table-cell>
          <table:table-cell table:formula="of:=CONCATENATE(&quot;Res:=eep_n_w(&quot;;[.G297];&quot;,REAL_INT(&quot;;[.A297];&quot;));&quot;)" office:value-type="string" office:string-value="Res:=eep_n_w(88,REAL_INT(Ti_13));">
            <text:p>Res:=eep_n_w(88,REAL_INT(Ti_13));</text:p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/>
          <table:table-cell table:formula="of:=CONCATENATE([.A298];&quot;:=INT_REAL(eep_n_r(&quot;;[.G298];&quot;));&quot;)" office:value-type="string" office:string-value="Ti_14:=INT_REAL(eep_n_r(89));">
            <text:p>Ti_14:=INT_REAL(eep_n_r(89));</text:p>
          </table:table-cell>
          <table:table-cell table:formula="of:=CONCATENATE(&quot;Res:=eep_n_w(&quot;;[.G298];&quot;,REAL_INT(&quot;;[.A298];&quot;));&quot;)" office:value-type="string" office:string-value="Res:=eep_n_w(89,REAL_INT(Ti_14));">
            <text:p>Res:=eep_n_w(89,REAL_INT(Ti_14));</text:p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/>
          <table:table-cell table:formula="of:=CONCATENATE([.A299];&quot;:=INT_REAL(eep_n_r(&quot;;[.G299];&quot;));&quot;)" office:value-type="string" office:string-value="Ti_15:=INT_REAL(eep_n_r(90));">
            <text:p>Ti_15:=INT_REAL(eep_n_r(90));</text:p>
          </table:table-cell>
          <table:table-cell table:formula="of:=CONCATENATE(&quot;Res:=eep_n_w(&quot;;[.G299];&quot;,REAL_INT(&quot;;[.A299];&quot;));&quot;)" office:value-type="string" office:string-value="Res:=eep_n_w(90,REAL_INT(Ti_15));">
            <text:p>Res:=eep_n_w(90,REAL_INT(Ti_15));</text:p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/>
          <table:table-cell table:formula="of:=CONCATENATE([.A300];&quot;:=INT_REAL(eep_n_r(&quot;;[.G300];&quot;));&quot;)" office:value-type="string" office:string-value="Ti_16:=INT_REAL(eep_n_r(91));">
            <text:p>Ti_16:=INT_REAL(eep_n_r(91));</text:p>
          </table:table-cell>
          <table:table-cell table:formula="of:=CONCATENATE(&quot;Res:=eep_n_w(&quot;;[.G300];&quot;,REAL_INT(&quot;;[.A300];&quot;));&quot;)" office:value-type="string" office:string-value="Res:=eep_n_w(91,REAL_INT(Ti_16));">
            <text:p>Res:=eep_n_w(91,REAL_INT(Ti_16));</text:p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/>
          <table:table-cell table:formula="of:=CONCATENATE([.A301];&quot;:=INT_REAL(eep_n_r(&quot;;[.G301];&quot;));&quot;)" office:value-type="string" office:string-value="Ti_17:=INT_REAL(eep_n_r(92));">
            <text:p>Ti_17:=INT_REAL(eep_n_r(92));</text:p>
          </table:table-cell>
          <table:table-cell table:formula="of:=CONCATENATE(&quot;Res:=eep_n_w(&quot;;[.G301];&quot;,REAL_INT(&quot;;[.A301];&quot;));&quot;)" office:value-type="string" office:string-value="Res:=eep_n_w(92,REAL_INT(Ti_17));">
            <text:p>Res:=eep_n_w(92,REAL_INT(Ti_17));</text:p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/>
          <table:table-cell table:formula="of:=CONCATENATE([.A302];&quot;:=INT_REAL(eep_n_r(&quot;;[.G302];&quot;));&quot;)" office:value-type="string" office:string-value="Ti_18:=INT_REAL(eep_n_r(93));">
            <text:p>Ti_18:=INT_REAL(eep_n_r(93));</text:p>
          </table:table-cell>
          <table:table-cell table:formula="of:=CONCATENATE(&quot;Res:=eep_n_w(&quot;;[.G302];&quot;,REAL_INT(&quot;;[.A302];&quot;));&quot;)" office:value-type="string" office:string-value="Res:=eep_n_w(93,REAL_INT(Ti_18));">
            <text:p>Res:=eep_n_w(93,REAL_INT(Ti_18));</text:p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/>
          <table:table-cell table:formula="of:=CONCATENATE([.A303];&quot;:=INT_REAL(eep_n_r(&quot;;[.G303];&quot;));&quot;)" office:value-type="string" office:string-value="Ti_19:=INT_REAL(eep_n_r(94));">
            <text:p>Ti_19:=INT_REAL(eep_n_r(94));</text:p>
          </table:table-cell>
          <table:table-cell table:formula="of:=CONCATENATE(&quot;Res:=eep_n_w(&quot;;[.G303];&quot;,REAL_INT(&quot;;[.A303];&quot;));&quot;)" office:value-type="string" office:string-value="Res:=eep_n_w(94,REAL_INT(Ti_19));">
            <text:p>Res:=eep_n_w(94,REAL_INT(Ti_19));</text:p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/>
          <table:table-cell table:formula="of:=CONCATENATE([.A304];&quot;:=INT_REAL(eep_n_r(&quot;;[.G304];&quot;));&quot;)" office:value-type="string" office:string-value="Ti_20:=INT_REAL(eep_n_r(95));">
            <text:p>Ti_20:=INT_REAL(eep_n_r(95));</text:p>
          </table:table-cell>
          <table:table-cell table:formula="of:=CONCATENATE(&quot;Res:=eep_n_w(&quot;;[.G304];&quot;,REAL_INT(&quot;;[.A304];&quot;));&quot;)" office:value-type="string" office:string-value="Res:=eep_n_w(95,REAL_INT(Ti_20));">
            <text:p>Res:=eep_n_w(95,REAL_INT(Ti_20));</text:p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/>
          <table:table-cell table:formula="of:=CONCATENATE([.A305];&quot;:=INT_REAL(eep_n_r(&quot;;[.G305];&quot;));&quot;)" office:value-type="string" office:string-value="Ti_21:=INT_REAL(eep_n_r(96));">
            <text:p>Ti_21:=INT_REAL(eep_n_r(96));</text:p>
          </table:table-cell>
          <table:table-cell table:formula="of:=CONCATENATE(&quot;Res:=eep_n_w(&quot;;[.G305];&quot;,REAL_INT(&quot;;[.A305];&quot;));&quot;)" office:value-type="string" office:string-value="Res:=eep_n_w(96,REAL_INT(Ti_21));">
            <text:p>Res:=eep_n_w(96,REAL_INT(Ti_21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/>
          <table:table-cell table:formula="of:=CONCATENATE([.A306];&quot;:=INT_REAL(eep_n_r(&quot;;[.G306];&quot;));&quot;)" office:value-type="string" office:string-value="Td_01:=INT_REAL(eep_n_r(97));">
            <text:p>Td_01:=INT_REAL(eep_n_r(97));</text:p>
          </table:table-cell>
          <table:table-cell table:formula="of:=CONCATENATE(&quot;Res:=eep_n_w(&quot;;[.G306];&quot;,REAL_INT(&quot;;[.A306];&quot;));&quot;)" office:value-type="string" office:string-value="Res:=eep_n_w(97,REAL_INT(Td_01));">
            <text:p>Res:=eep_n_w(97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/>
          <table:table-cell table:formula="of:=CONCATENATE([.A307];&quot;:=INT_REAL(eep_n_r(&quot;;[.G307];&quot;));&quot;)" office:value-type="string" office:string-value="Td_02:=INT_REAL(eep_n_r(98));">
            <text:p>Td_02:=INT_REAL(eep_n_r(98));</text:p>
          </table:table-cell>
          <table:table-cell table:formula="of:=CONCATENATE(&quot;Res:=eep_n_w(&quot;;[.G307];&quot;,REAL_INT(&quot;;[.A307];&quot;));&quot;)" office:value-type="string" office:string-value="Res:=eep_n_w(98,REAL_INT(Td_02));">
            <text:p>Res:=eep_n_w(98,REAL_INT(Td_02));</text:p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/>
          <table:table-cell table:formula="of:=CONCATENATE([.A308];&quot;:=INT_REAL(eep_n_r(&quot;;[.G308];&quot;));&quot;)" office:value-type="string" office:string-value="Td_03:=INT_REAL(eep_n_r(99));">
            <text:p>Td_03:=INT_REAL(eep_n_r(99));</text:p>
          </table:table-cell>
          <table:table-cell table:formula="of:=CONCATENATE(&quot;Res:=eep_n_w(&quot;;[.G308];&quot;,REAL_INT(&quot;;[.A308];&quot;));&quot;)" office:value-type="string" office:string-value="Res:=eep_n_w(99,REAL_INT(Td_03));">
            <text:p>Res:=eep_n_w(99,REAL_INT(Td_03));</text:p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/>
          <table:table-cell table:formula="of:=CONCATENATE([.A309];&quot;:=INT_REAL(eep_n_r(&quot;;[.G309];&quot;));&quot;)" office:value-type="string" office:string-value="Td_04:=INT_REAL(eep_n_r(100));">
            <text:p>Td_04:=INT_REAL(eep_n_r(100));</text:p>
          </table:table-cell>
          <table:table-cell table:formula="of:=CONCATENATE(&quot;Res:=eep_n_w(&quot;;[.G309];&quot;,REAL_INT(&quot;;[.A309];&quot;));&quot;)" office:value-type="string" office:string-value="Res:=eep_n_w(100,REAL_INT(Td_04));">
            <text:p>Res:=eep_n_w(100,REAL_INT(Td_04));</text:p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1">
            <text:p>101</text:p>
          </table:table-cell>
          <table:table-cell/>
          <table:table-cell table:formula="of:=CONCATENATE([.A310];&quot;:=INT_REAL(eep_n_r(&quot;;[.G310];&quot;));&quot;)" office:value-type="string" office:string-value="Td_05:=INT_REAL(eep_n_r(101));">
            <text:p>Td_05:=INT_REAL(eep_n_r(101));</text:p>
          </table:table-cell>
          <table:table-cell table:formula="of:=CONCATENATE(&quot;Res:=eep_n_w(&quot;;[.G310];&quot;,REAL_INT(&quot;;[.A310];&quot;));&quot;)" office:value-type="string" office:string-value="Res:=eep_n_w(101,REAL_INT(Td_05));">
            <text:p>Res:=eep_n_w(101,REAL_INT(Td_05));</text:p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2">
            <text:p>102</text:p>
          </table:table-cell>
          <table:table-cell/>
          <table:table-cell table:formula="of:=CONCATENATE([.A311];&quot;:=INT_REAL(eep_n_r(&quot;;[.G311];&quot;));&quot;)" office:value-type="string" office:string-value="Td_06:=INT_REAL(eep_n_r(102));">
            <text:p>Td_06:=INT_REAL(eep_n_r(102));</text:p>
          </table:table-cell>
          <table:table-cell table:formula="of:=CONCATENATE(&quot;Res:=eep_n_w(&quot;;[.G311];&quot;,REAL_INT(&quot;;[.A311];&quot;));&quot;)" office:value-type="string" office:string-value="Res:=eep_n_w(102,REAL_INT(Td_06));">
            <text:p>Res:=eep_n_w(102,REAL_INT(Td_06));</text:p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3">
            <text:p>103</text:p>
          </table:table-cell>
          <table:table-cell/>
          <table:table-cell table:formula="of:=CONCATENATE([.A312];&quot;:=INT_REAL(eep_n_r(&quot;;[.G312];&quot;));&quot;)" office:value-type="string" office:string-value="Td_07:=INT_REAL(eep_n_r(103));">
            <text:p>Td_07:=INT_REAL(eep_n_r(103));</text:p>
          </table:table-cell>
          <table:table-cell table:formula="of:=CONCATENATE(&quot;Res:=eep_n_w(&quot;;[.G312];&quot;,REAL_INT(&quot;;[.A312];&quot;));&quot;)" office:value-type="string" office:string-value="Res:=eep_n_w(103,REAL_INT(Td_07));">
            <text:p>Res:=eep_n_w(103,REAL_INT(Td_07));</text:p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4">
            <text:p>104</text:p>
          </table:table-cell>
          <table:table-cell/>
          <table:table-cell table:formula="of:=CONCATENATE([.A313];&quot;:=INT_REAL(eep_n_r(&quot;;[.G313];&quot;));&quot;)" office:value-type="string" office:string-value="Td_08:=INT_REAL(eep_n_r(104));">
            <text:p>Td_08:=INT_REAL(eep_n_r(104));</text:p>
          </table:table-cell>
          <table:table-cell table:formula="of:=CONCATENATE(&quot;Res:=eep_n_w(&quot;;[.G313];&quot;,REAL_INT(&quot;;[.A313];&quot;));&quot;)" office:value-type="string" office:string-value="Res:=eep_n_w(104,REAL_INT(Td_08));">
            <text:p>Res:=eep_n_w(104,REAL_INT(Td_08));</text:p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5">
            <text:p>105</text:p>
          </table:table-cell>
          <table:table-cell/>
          <table:table-cell table:formula="of:=CONCATENATE([.A314];&quot;:=INT_REAL(eep_n_r(&quot;;[.G314];&quot;));&quot;)" office:value-type="string" office:string-value="Td_09:=INT_REAL(eep_n_r(105));">
            <text:p>Td_09:=INT_REAL(eep_n_r(105));</text:p>
          </table:table-cell>
          <table:table-cell table:formula="of:=CONCATENATE(&quot;Res:=eep_n_w(&quot;;[.G314];&quot;,REAL_INT(&quot;;[.A314];&quot;));&quot;)" office:value-type="string" office:string-value="Res:=eep_n_w(105,REAL_INT(Td_09));">
            <text:p>Res:=eep_n_w(105,REAL_INT(Td_09));</text:p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6">
            <text:p>106</text:p>
          </table:table-cell>
          <table:table-cell/>
          <table:table-cell table:formula="of:=CONCATENATE([.A315];&quot;:=INT_REAL(eep_n_r(&quot;;[.G315];&quot;));&quot;)" office:value-type="string" office:string-value="Td_10:=INT_REAL(eep_n_r(106));">
            <text:p>Td_10:=INT_REAL(eep_n_r(106));</text:p>
          </table:table-cell>
          <table:table-cell table:formula="of:=CONCATENATE(&quot;Res:=eep_n_w(&quot;;[.G315];&quot;,REAL_INT(&quot;;[.A315];&quot;));&quot;)" office:value-type="string" office:string-value="Res:=eep_n_w(106,REAL_INT(Td_10));">
            <text:p>Res:=eep_n_w(106,REAL_INT(Td_10));</text:p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7">
            <text:p>107</text:p>
          </table:table-cell>
          <table:table-cell/>
          <table:table-cell table:formula="of:=CONCATENATE([.A316];&quot;:=INT_REAL(eep_n_r(&quot;;[.G316];&quot;));&quot;)" office:value-type="string" office:string-value="Td_11:=INT_REAL(eep_n_r(107));">
            <text:p>Td_11:=INT_REAL(eep_n_r(107));</text:p>
          </table:table-cell>
          <table:table-cell table:formula="of:=CONCATENATE(&quot;Res:=eep_n_w(&quot;;[.G316];&quot;,REAL_INT(&quot;;[.A316];&quot;));&quot;)" office:value-type="string" office:string-value="Res:=eep_n_w(107,REAL_INT(Td_11));">
            <text:p>Res:=eep_n_w(107,REAL_INT(Td_11));</text:p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8">
            <text:p>108</text:p>
          </table:table-cell>
          <table:table-cell/>
          <table:table-cell table:formula="of:=CONCATENATE([.A317];&quot;:=INT_REAL(eep_n_r(&quot;;[.G317];&quot;));&quot;)" office:value-type="string" office:string-value="Td_12:=INT_REAL(eep_n_r(108));">
            <text:p>Td_12:=INT_REAL(eep_n_r(108));</text:p>
          </table:table-cell>
          <table:table-cell table:formula="of:=CONCATENATE(&quot;Res:=eep_n_w(&quot;;[.G317];&quot;,REAL_INT(&quot;;[.A317];&quot;));&quot;)" office:value-type="string" office:string-value="Res:=eep_n_w(108,REAL_INT(Td_12));">
            <text:p>Res:=eep_n_w(108,REAL_INT(Td_12));</text:p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9">
            <text:p>109</text:p>
          </table:table-cell>
          <table:table-cell/>
          <table:table-cell table:formula="of:=CONCATENATE([.A318];&quot;:=INT_REAL(eep_n_r(&quot;;[.G318];&quot;));&quot;)" office:value-type="string" office:string-value="Td_13:=INT_REAL(eep_n_r(109));">
            <text:p>Td_13:=INT_REAL(eep_n_r(109));</text:p>
          </table:table-cell>
          <table:table-cell table:formula="of:=CONCATENATE(&quot;Res:=eep_n_w(&quot;;[.G318];&quot;,REAL_INT(&quot;;[.A318];&quot;));&quot;)" office:value-type="string" office:string-value="Res:=eep_n_w(109,REAL_INT(Td_13));">
            <text:p>Res:=eep_n_w(109,REAL_INT(Td_13));</text:p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0">
            <text:p>110</text:p>
          </table:table-cell>
          <table:table-cell/>
          <table:table-cell table:formula="of:=CONCATENATE([.A319];&quot;:=INT_REAL(eep_n_r(&quot;;[.G319];&quot;));&quot;)" office:value-type="string" office:string-value="Td_14:=INT_REAL(eep_n_r(110));">
            <text:p>Td_14:=INT_REAL(eep_n_r(110));</text:p>
          </table:table-cell>
          <table:table-cell table:formula="of:=CONCATENATE(&quot;Res:=eep_n_w(&quot;;[.G319];&quot;,REAL_INT(&quot;;[.A319];&quot;));&quot;)" office:value-type="string" office:string-value="Res:=eep_n_w(110,REAL_INT(Td_14));">
            <text:p>Res:=eep_n_w(110,REAL_INT(Td_14));</text:p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1">
            <text:p>111</text:p>
          </table:table-cell>
          <table:table-cell/>
          <table:table-cell table:formula="of:=CONCATENATE([.A320];&quot;:=INT_REAL(eep_n_r(&quot;;[.G320];&quot;));&quot;)" office:value-type="string" office:string-value="Td_15:=INT_REAL(eep_n_r(111));">
            <text:p>Td_15:=INT_REAL(eep_n_r(111));</text:p>
          </table:table-cell>
          <table:table-cell table:formula="of:=CONCATENATE(&quot;Res:=eep_n_w(&quot;;[.G320];&quot;,REAL_INT(&quot;;[.A320];&quot;));&quot;)" office:value-type="string" office:string-value="Res:=eep_n_w(111,REAL_INT(Td_15));">
            <text:p>Res:=eep_n_w(111,REAL_INT(Td_15));</text:p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/>
          <table:table-cell table:formula="of:=CONCATENATE([.A321];&quot;:=INT_REAL(eep_n_r(&quot;;[.G321];&quot;));&quot;)" office:value-type="string" office:string-value="Td_16:=INT_REAL(eep_n_r(112));">
            <text:p>Td_16:=INT_REAL(eep_n_r(112));</text:p>
          </table:table-cell>
          <table:table-cell table:formula="of:=CONCATENATE(&quot;Res:=eep_n_w(&quot;;[.G321];&quot;,REAL_INT(&quot;;[.A321];&quot;));&quot;)" office:value-type="string" office:string-value="Res:=eep_n_w(112,REAL_INT(Td_16));">
            <text:p>Res:=eep_n_w(112,REAL_INT(Td_16));</text:p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/>
          <table:table-cell table:formula="of:=CONCATENATE([.A322];&quot;:=INT_REAL(eep_n_r(&quot;;[.G322];&quot;));&quot;)" office:value-type="string" office:string-value="Td_17:=INT_REAL(eep_n_r(113));">
            <text:p>Td_17:=INT_REAL(eep_n_r(113));</text:p>
          </table:table-cell>
          <table:table-cell table:formula="of:=CONCATENATE(&quot;Res:=eep_n_w(&quot;;[.G322];&quot;,REAL_INT(&quot;;[.A322];&quot;));&quot;)" office:value-type="string" office:string-value="Res:=eep_n_w(113,REAL_INT(Td_17));">
            <text:p>Res:=eep_n_w(113,REAL_INT(Td_17));</text:p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4">
            <text:p>114</text:p>
          </table:table-cell>
          <table:table-cell/>
          <table:table-cell table:formula="of:=CONCATENATE([.A323];&quot;:=INT_REAL(eep_n_r(&quot;;[.G323];&quot;));&quot;)" office:value-type="string" office:string-value="Td_18:=INT_REAL(eep_n_r(114));">
            <text:p>Td_18:=INT_REAL(eep_n_r(114));</text:p>
          </table:table-cell>
          <table:table-cell table:formula="of:=CONCATENATE(&quot;Res:=eep_n_w(&quot;;[.G323];&quot;,REAL_INT(&quot;;[.A323];&quot;));&quot;)" office:value-type="string" office:string-value="Res:=eep_n_w(114,REAL_INT(Td_18));">
            <text:p>Res:=eep_n_w(114,REAL_INT(Td_18));</text:p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5">
            <text:p>115</text:p>
          </table:table-cell>
          <table:table-cell/>
          <table:table-cell table:formula="of:=CONCATENATE([.A324];&quot;:=INT_REAL(eep_n_r(&quot;;[.G324];&quot;));&quot;)" office:value-type="string" office:string-value="Td_19:=INT_REAL(eep_n_r(115));">
            <text:p>Td_19:=INT_REAL(eep_n_r(115));</text:p>
          </table:table-cell>
          <table:table-cell table:formula="of:=CONCATENATE(&quot;Res:=eep_n_w(&quot;;[.G324];&quot;,REAL_INT(&quot;;[.A324];&quot;));&quot;)" office:value-type="string" office:string-value="Res:=eep_n_w(115,REAL_INT(Td_19));">
            <text:p>Res:=eep_n_w(115,REAL_INT(Td_19));</text:p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6">
            <text:p>116</text:p>
          </table:table-cell>
          <table:table-cell/>
          <table:table-cell table:formula="of:=CONCATENATE([.A325];&quot;:=INT_REAL(eep_n_r(&quot;;[.G325];&quot;));&quot;)" office:value-type="string" office:string-value="Td_20:=INT_REAL(eep_n_r(116));">
            <text:p>Td_20:=INT_REAL(eep_n_r(116));</text:p>
          </table:table-cell>
          <table:table-cell table:formula="of:=CONCATENATE(&quot;Res:=eep_n_w(&quot;;[.G325];&quot;,REAL_INT(&quot;;[.A325];&quot;));&quot;)" office:value-type="string" office:string-value="Res:=eep_n_w(116,REAL_INT(Td_20));">
            <text:p>Res:=eep_n_w(116,REAL_INT(Td_20));</text:p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7">
            <text:p>117</text:p>
          </table:table-cell>
          <table:table-cell/>
          <table:table-cell table:formula="of:=CONCATENATE([.A326];&quot;:=INT_REAL(eep_n_r(&quot;;[.G326];&quot;));&quot;)" office:value-type="string" office:string-value="Td_21:=INT_REAL(eep_n_r(117));">
            <text:p>Td_21:=INT_REAL(eep_n_r(117));</text:p>
          </table:table-cell>
          <table:table-cell table:formula="of:=CONCATENATE(&quot;Res:=eep_n_w(&quot;;[.G326];&quot;,REAL_INT(&quot;;[.A326];&quot;));&quot;)" office:value-type="string" office:string-value="Res:=eep_n_w(117,REAL_INT(Td_21));">
            <text:p>Res:=eep_n_w(117,REAL_INT(Td_21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8">
            <text:p>118</text:p>
          </table:table-cell>
          <table:table-cell/>
          <table:table-cell table:formula="of:=CONCATENATE([.A327];&quot;:=INT_REAL(eep_n_r(&quot;;[.G327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G327];&quot;,REAL_INT(&quot;;[.A327];&quot;));&quot;)" office:value-type="string" office:string-value="Res:=eep_n_w(118,REAL_INT(Xmin_01));">
            <text:p>Res:=eep_n_w(118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9">
            <text:p>119</text:p>
          </table:table-cell>
          <table:table-cell/>
          <table:table-cell table:formula="of:=CONCATENATE([.A328];&quot;:=INT_REAL(eep_n_r(&quot;;[.G328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G328];&quot;,REAL_INT(&quot;;[.A328];&quot;));&quot;)" office:value-type="string" office:string-value="Res:=eep_n_w(119,REAL_INT(Xmin_02));">
            <text:p>Res:=eep_n_w(119,REAL_INT(Xmin_02));</text:p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0">
            <text:p>120</text:p>
          </table:table-cell>
          <table:table-cell/>
          <table:table-cell table:formula="of:=CONCATENATE([.A329];&quot;:=INT_REAL(eep_n_r(&quot;;[.G329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G329];&quot;,REAL_INT(&quot;;[.A329];&quot;));&quot;)" office:value-type="string" office:string-value="Res:=eep_n_w(120,REAL_INT(Xmin_03));">
            <text:p>Res:=eep_n_w(120,REAL_INT(Xmin_03));</text:p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1">
            <text:p>121</text:p>
          </table:table-cell>
          <table:table-cell/>
          <table:table-cell table:formula="of:=CONCATENATE([.A330];&quot;:=INT_REAL(eep_n_r(&quot;;[.G330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G330];&quot;,REAL_INT(&quot;;[.A330];&quot;));&quot;)" office:value-type="string" office:string-value="Res:=eep_n_w(121,REAL_INT(Xmin_04));">
            <text:p>Res:=eep_n_w(121,REAL_INT(Xmin_04));</text:p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2">
            <text:p>122</text:p>
          </table:table-cell>
          <table:table-cell/>
          <table:table-cell table:formula="of:=CONCATENATE([.A331];&quot;:=INT_REAL(eep_n_r(&quot;;[.G331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G331];&quot;,REAL_INT(&quot;;[.A331];&quot;));&quot;)" office:value-type="string" office:string-value="Res:=eep_n_w(122,REAL_INT(Xmin_05));">
            <text:p>Res:=eep_n_w(122,REAL_INT(Xmin_05));</text:p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/>
          <table:table-cell table:formula="of:=CONCATENATE([.A332];&quot;:=INT_REAL(eep_n_r(&quot;;[.G332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G332];&quot;,REAL_INT(&quot;;[.A332];&quot;));&quot;)" office:value-type="string" office:string-value="Res:=eep_n_w(123,REAL_INT(Xmin_06));">
            <text:p>Res:=eep_n_w(123,REAL_INT(Xmin_06));</text:p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4">
            <text:p>124</text:p>
          </table:table-cell>
          <table:table-cell/>
          <table:table-cell table:formula="of:=CONCATENATE([.A333];&quot;:=INT_REAL(eep_n_r(&quot;;[.G333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G333];&quot;,REAL_INT(&quot;;[.A333];&quot;));&quot;)" office:value-type="string" office:string-value="Res:=eep_n_w(124,REAL_INT(Xmin_07));">
            <text:p>Res:=eep_n_w(124,REAL_INT(Xmin_07));</text:p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5">
            <text:p>125</text:p>
          </table:table-cell>
          <table:table-cell/>
          <table:table-cell table:formula="of:=CONCATENATE([.A334];&quot;:=INT_REAL(eep_n_r(&quot;;[.G334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G334];&quot;,REAL_INT(&quot;;[.A334];&quot;));&quot;)" office:value-type="string" office:string-value="Res:=eep_n_w(125,REAL_INT(Xmin_08));">
            <text:p>Res:=eep_n_w(125,REAL_INT(Xmin_08));</text:p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6">
            <text:p>126</text:p>
          </table:table-cell>
          <table:table-cell/>
          <table:table-cell table:formula="of:=CONCATENATE([.A335];&quot;:=INT_REAL(eep_n_r(&quot;;[.G335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G335];&quot;,REAL_INT(&quot;;[.A335];&quot;));&quot;)" office:value-type="string" office:string-value="Res:=eep_n_w(126,REAL_INT(Xmin_09));">
            <text:p>Res:=eep_n_w(126,REAL_INT(Xmin_09));</text:p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7">
            <text:p>127</text:p>
          </table:table-cell>
          <table:table-cell/>
          <table:table-cell table:formula="of:=CONCATENATE([.A336];&quot;:=INT_REAL(eep_n_r(&quot;;[.G336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G336];&quot;,REAL_INT(&quot;;[.A336];&quot;));&quot;)" office:value-type="string" office:string-value="Res:=eep_n_w(127,REAL_INT(Xmin_10));">
            <text:p>Res:=eep_n_w(127,REAL_INT(Xmin_10));</text:p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8">
            <text:p>128</text:p>
          </table:table-cell>
          <table:table-cell/>
          <table:table-cell table:formula="of:=CONCATENATE([.A337];&quot;:=INT_REAL(eep_n_r(&quot;;[.G337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G337];&quot;,REAL_INT(&quot;;[.A337];&quot;));&quot;)" office:value-type="string" office:string-value="Res:=eep_n_w(128,REAL_INT(Xmin_11));">
            <text:p>Res:=eep_n_w(128,REAL_INT(Xmin_11));</text:p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9">
            <text:p>129</text:p>
          </table:table-cell>
          <table:table-cell/>
          <table:table-cell table:formula="of:=CONCATENATE([.A338];&quot;:=INT_REAL(eep_n_r(&quot;;[.G338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G338];&quot;,REAL_INT(&quot;;[.A338];&quot;));&quot;)" office:value-type="string" office:string-value="Res:=eep_n_w(129,REAL_INT(Xmin_12));">
            <text:p>Res:=eep_n_w(129,REAL_INT(Xmin_12));</text:p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0">
            <text:p>130</text:p>
          </table:table-cell>
          <table:table-cell/>
          <table:table-cell table:formula="of:=CONCATENATE([.A339];&quot;:=INT_REAL(eep_n_r(&quot;;[.G339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G339];&quot;,REAL_INT(&quot;;[.A339];&quot;));&quot;)" office:value-type="string" office:string-value="Res:=eep_n_w(130,REAL_INT(Xmin_13));">
            <text:p>Res:=eep_n_w(130,REAL_INT(Xmin_13));</text:p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1">
            <text:p>131</text:p>
          </table:table-cell>
          <table:table-cell/>
          <table:table-cell table:formula="of:=CONCATENATE([.A340];&quot;:=INT_REAL(eep_n_r(&quot;;[.G340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G340];&quot;,REAL_INT(&quot;;[.A340];&quot;));&quot;)" office:value-type="string" office:string-value="Res:=eep_n_w(131,REAL_INT(Xmin_14));">
            <text:p>Res:=eep_n_w(131,REAL_INT(Xmin_14));</text:p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2">
            <text:p>132</text:p>
          </table:table-cell>
          <table:table-cell/>
          <table:table-cell table:formula="of:=CONCATENATE([.A341];&quot;:=INT_REAL(eep_n_r(&quot;;[.G341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G341];&quot;,REAL_INT(&quot;;[.A341];&quot;));&quot;)" office:value-type="string" office:string-value="Res:=eep_n_w(132,REAL_INT(Xmin_15));">
            <text:p>Res:=eep_n_w(132,REAL_INT(Xmin_15));</text:p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3">
            <text:p>133</text:p>
          </table:table-cell>
          <table:table-cell/>
          <table:table-cell table:formula="of:=CONCATENATE([.A342];&quot;:=INT_REAL(eep_n_r(&quot;;[.G342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G342];&quot;,REAL_INT(&quot;;[.A342];&quot;));&quot;)" office:value-type="string" office:string-value="Res:=eep_n_w(133,REAL_INT(Xmin_16));">
            <text:p>Res:=eep_n_w(133,REAL_INT(Xmin_16));</text:p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4">
            <text:p>134</text:p>
          </table:table-cell>
          <table:table-cell/>
          <table:table-cell table:formula="of:=CONCATENATE([.A343];&quot;:=INT_REAL(eep_n_r(&quot;;[.G343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G343];&quot;,REAL_INT(&quot;;[.A343];&quot;));&quot;)" office:value-type="string" office:string-value="Res:=eep_n_w(134,REAL_INT(Xmin_17));">
            <text:p>Res:=eep_n_w(134,REAL_INT(Xmin_17));</text:p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5">
            <text:p>135</text:p>
          </table:table-cell>
          <table:table-cell/>
          <table:table-cell table:formula="of:=CONCATENATE([.A344];&quot;:=INT_REAL(eep_n_r(&quot;;[.G344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G344];&quot;,REAL_INT(&quot;;[.A344];&quot;));&quot;)" office:value-type="string" office:string-value="Res:=eep_n_w(135,REAL_INT(Xmin_18));">
            <text:p>Res:=eep_n_w(135,REAL_INT(Xmin_18));</text:p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6">
            <text:p>136</text:p>
          </table:table-cell>
          <table:table-cell/>
          <table:table-cell table:formula="of:=CONCATENATE([.A345];&quot;:=INT_REAL(eep_n_r(&quot;;[.G345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G345];&quot;,REAL_INT(&quot;;[.A345];&quot;));&quot;)" office:value-type="string" office:string-value="Res:=eep_n_w(136,REAL_INT(Xmin_19));">
            <text:p>Res:=eep_n_w(136,REAL_INT(Xmin_19));</text:p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7">
            <text:p>137</text:p>
          </table:table-cell>
          <table:table-cell/>
          <table:table-cell table:formula="of:=CONCATENATE([.A346];&quot;:=INT_REAL(eep_n_r(&quot;;[.G346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G346];&quot;,REAL_INT(&quot;;[.A346];&quot;));&quot;)" office:value-type="string" office:string-value="Res:=eep_n_w(137,REAL_INT(Xmin_20));">
            <text:p>Res:=eep_n_w(137,REAL_INT(Xmin_20));</text:p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8">
            <text:p>138</text:p>
          </table:table-cell>
          <table:table-cell/>
          <table:table-cell table:formula="of:=CONCATENATE([.A347];&quot;:=INT_REAL(eep_n_r(&quot;;[.G347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G347];&quot;,REAL_INT(&quot;;[.A347];&quot;));&quot;)" office:value-type="string" office:string-value="Res:=eep_n_w(138,REAL_INT(Xmin_21));">
            <text:p>Res:=eep_n_w(138,REAL_INT(Xmin_21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9">
            <text:p>139</text:p>
          </table:table-cell>
          <table:table-cell/>
          <table:table-cell table:formula="of:=CONCATENATE([.A348];&quot;:=INT_REAL(eep_n_r(&quot;;[.G348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G348];&quot;,REAL_INT(&quot;;[.A348];&quot;));&quot;)" office:value-type="string" office:string-value="Res:=eep_n_w(139,REAL_INT(Xmax_01));">
            <text:p>Res:=eep_n_w(139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0">
            <text:p>140</text:p>
          </table:table-cell>
          <table:table-cell/>
          <table:table-cell table:formula="of:=CONCATENATE([.A349];&quot;:=INT_REAL(eep_n_r(&quot;;[.G349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G349];&quot;,REAL_INT(&quot;;[.A349];&quot;));&quot;)" office:value-type="string" office:string-value="Res:=eep_n_w(140,REAL_INT(Xmax_02));">
            <text:p>Res:=eep_n_w(140,REAL_INT(Xmax_02));</text:p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1">
            <text:p>141</text:p>
          </table:table-cell>
          <table:table-cell/>
          <table:table-cell table:formula="of:=CONCATENATE([.A350];&quot;:=INT_REAL(eep_n_r(&quot;;[.G350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G350];&quot;,REAL_INT(&quot;;[.A350];&quot;));&quot;)" office:value-type="string" office:string-value="Res:=eep_n_w(141,REAL_INT(Xmax_03));">
            <text:p>Res:=eep_n_w(141,REAL_INT(Xmax_03));</text:p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2">
            <text:p>142</text:p>
          </table:table-cell>
          <table:table-cell/>
          <table:table-cell table:formula="of:=CONCATENATE([.A351];&quot;:=INT_REAL(eep_n_r(&quot;;[.G351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G351];&quot;,REAL_INT(&quot;;[.A351];&quot;));&quot;)" office:value-type="string" office:string-value="Res:=eep_n_w(142,REAL_INT(Xmax_04));">
            <text:p>Res:=eep_n_w(142,REAL_INT(Xmax_04));</text:p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3">
            <text:p>143</text:p>
          </table:table-cell>
          <table:table-cell/>
          <table:table-cell table:formula="of:=CONCATENATE([.A352];&quot;:=INT_REAL(eep_n_r(&quot;;[.G352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G352];&quot;,REAL_INT(&quot;;[.A352];&quot;));&quot;)" office:value-type="string" office:string-value="Res:=eep_n_w(143,REAL_INT(Xmax_05));">
            <text:p>Res:=eep_n_w(143,REAL_INT(Xmax_05));</text:p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4">
            <text:p>144</text:p>
          </table:table-cell>
          <table:table-cell/>
          <table:table-cell table:formula="of:=CONCATENATE([.A353];&quot;:=INT_REAL(eep_n_r(&quot;;[.G353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G353];&quot;,REAL_INT(&quot;;[.A353];&quot;));&quot;)" office:value-type="string" office:string-value="Res:=eep_n_w(144,REAL_INT(Xmax_06));">
            <text:p>Res:=eep_n_w(144,REAL_INT(Xmax_06));</text:p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5">
            <text:p>145</text:p>
          </table:table-cell>
          <table:table-cell/>
          <table:table-cell table:formula="of:=CONCATENATE([.A354];&quot;:=INT_REAL(eep_n_r(&quot;;[.G354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G354];&quot;,REAL_INT(&quot;;[.A354];&quot;));&quot;)" office:value-type="string" office:string-value="Res:=eep_n_w(145,REAL_INT(Xmax_07));">
            <text:p>Res:=eep_n_w(145,REAL_INT(Xmax_07));</text:p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6">
            <text:p>146</text:p>
          </table:table-cell>
          <table:table-cell/>
          <table:table-cell table:formula="of:=CONCATENATE([.A355];&quot;:=INT_REAL(eep_n_r(&quot;;[.G355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G355];&quot;,REAL_INT(&quot;;[.A355];&quot;));&quot;)" office:value-type="string" office:string-value="Res:=eep_n_w(146,REAL_INT(Xmax_08));">
            <text:p>Res:=eep_n_w(146,REAL_INT(Xmax_08));</text:p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7">
            <text:p>147</text:p>
          </table:table-cell>
          <table:table-cell/>
          <table:table-cell table:formula="of:=CONCATENATE([.A356];&quot;:=INT_REAL(eep_n_r(&quot;;[.G356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G356];&quot;,REAL_INT(&quot;;[.A356];&quot;));&quot;)" office:value-type="string" office:string-value="Res:=eep_n_w(147,REAL_INT(Xmax_09));">
            <text:p>Res:=eep_n_w(147,REAL_INT(Xmax_09));</text:p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8">
            <text:p>148</text:p>
          </table:table-cell>
          <table:table-cell/>
          <table:table-cell table:formula="of:=CONCATENATE([.A357];&quot;:=INT_REAL(eep_n_r(&quot;;[.G357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G357];&quot;,REAL_INT(&quot;;[.A357];&quot;));&quot;)" office:value-type="string" office:string-value="Res:=eep_n_w(148,REAL_INT(Xmax_10));">
            <text:p>Res:=eep_n_w(148,REAL_INT(Xmax_10));</text:p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9">
            <text:p>149</text:p>
          </table:table-cell>
          <table:table-cell/>
          <table:table-cell table:formula="of:=CONCATENATE([.A358];&quot;:=INT_REAL(eep_n_r(&quot;;[.G358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G358];&quot;,REAL_INT(&quot;;[.A358];&quot;));&quot;)" office:value-type="string" office:string-value="Res:=eep_n_w(149,REAL_INT(Xmax_11));">
            <text:p>Res:=eep_n_w(149,REAL_INT(Xmax_11));</text:p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0">
            <text:p>150</text:p>
          </table:table-cell>
          <table:table-cell/>
          <table:table-cell table:formula="of:=CONCATENATE([.A359];&quot;:=INT_REAL(eep_n_r(&quot;;[.G359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G359];&quot;,REAL_INT(&quot;;[.A359];&quot;));&quot;)" office:value-type="string" office:string-value="Res:=eep_n_w(150,REAL_INT(Xmax_12));">
            <text:p>Res:=eep_n_w(150,REAL_INT(Xmax_12));</text:p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1">
            <text:p>151</text:p>
          </table:table-cell>
          <table:table-cell/>
          <table:table-cell table:formula="of:=CONCATENATE([.A360];&quot;:=INT_REAL(eep_n_r(&quot;;[.G360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G360];&quot;,REAL_INT(&quot;;[.A360];&quot;));&quot;)" office:value-type="string" office:string-value="Res:=eep_n_w(151,REAL_INT(Xmax_13));">
            <text:p>Res:=eep_n_w(151,REAL_INT(Xmax_13));</text:p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2">
            <text:p>152</text:p>
          </table:table-cell>
          <table:table-cell/>
          <table:table-cell table:formula="of:=CONCATENATE([.A361];&quot;:=INT_REAL(eep_n_r(&quot;;[.G361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G361];&quot;,REAL_INT(&quot;;[.A361];&quot;));&quot;)" office:value-type="string" office:string-value="Res:=eep_n_w(152,REAL_INT(Xmax_14));">
            <text:p>Res:=eep_n_w(152,REAL_INT(Xmax_14));</text:p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3">
            <text:p>153</text:p>
          </table:table-cell>
          <table:table-cell/>
          <table:table-cell table:formula="of:=CONCATENATE([.A362];&quot;:=INT_REAL(eep_n_r(&quot;;[.G362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G362];&quot;,REAL_INT(&quot;;[.A362];&quot;));&quot;)" office:value-type="string" office:string-value="Res:=eep_n_w(153,REAL_INT(Xmax_15));">
            <text:p>Res:=eep_n_w(153,REAL_INT(Xmax_15));</text:p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4">
            <text:p>154</text:p>
          </table:table-cell>
          <table:table-cell/>
          <table:table-cell table:formula="of:=CONCATENATE([.A363];&quot;:=INT_REAL(eep_n_r(&quot;;[.G363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G363];&quot;,REAL_INT(&quot;;[.A363];&quot;));&quot;)" office:value-type="string" office:string-value="Res:=eep_n_w(154,REAL_INT(Xmax_16));">
            <text:p>Res:=eep_n_w(154,REAL_INT(Xmax_16));</text:p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5">
            <text:p>155</text:p>
          </table:table-cell>
          <table:table-cell/>
          <table:table-cell table:formula="of:=CONCATENATE([.A364];&quot;:=INT_REAL(eep_n_r(&quot;;[.G364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G364];&quot;,REAL_INT(&quot;;[.A364];&quot;));&quot;)" office:value-type="string" office:string-value="Res:=eep_n_w(155,REAL_INT(Xmax_17));">
            <text:p>Res:=eep_n_w(155,REAL_INT(Xmax_17));</text:p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6">
            <text:p>156</text:p>
          </table:table-cell>
          <table:table-cell/>
          <table:table-cell table:formula="of:=CONCATENATE([.A365];&quot;:=INT_REAL(eep_n_r(&quot;;[.G365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G365];&quot;,REAL_INT(&quot;;[.A365];&quot;));&quot;)" office:value-type="string" office:string-value="Res:=eep_n_w(156,REAL_INT(Xmax_18));">
            <text:p>Res:=eep_n_w(156,REAL_INT(Xmax_18));</text:p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7">
            <text:p>157</text:p>
          </table:table-cell>
          <table:table-cell/>
          <table:table-cell table:formula="of:=CONCATENATE([.A366];&quot;:=INT_REAL(eep_n_r(&quot;;[.G366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G366];&quot;,REAL_INT(&quot;;[.A366];&quot;));&quot;)" office:value-type="string" office:string-value="Res:=eep_n_w(157,REAL_INT(Xmax_19));">
            <text:p>Res:=eep_n_w(157,REAL_INT(Xmax_19));</text:p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8">
            <text:p>158</text:p>
          </table:table-cell>
          <table:table-cell/>
          <table:table-cell table:formula="of:=CONCATENATE([.A367];&quot;:=INT_REAL(eep_n_r(&quot;;[.G367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G367];&quot;,REAL_INT(&quot;;[.A367];&quot;));&quot;)" office:value-type="string" office:string-value="Res:=eep_n_w(158,REAL_INT(Xmax_20));">
            <text:p>Res:=eep_n_w(158,REAL_INT(Xmax_20));</text:p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9">
            <text:p>159</text:p>
          </table:table-cell>
          <table:table-cell/>
          <table:table-cell table:formula="of:=CONCATENATE([.A368];&quot;:=INT_REAL(eep_n_r(&quot;;[.G368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G368];&quot;,REAL_INT(&quot;;[.A368];&quot;));&quot;)" office:value-type="string" office:string-value="Res:=eep_n_w(159,REAL_INT(Xmax_21));">
            <text:p>Res:=eep_n_w(159,REAL_INT(Xmax_21));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float" office:value="160">
            <text:p>160</text:p>
          </table:table-cell>
          <table:table-cell/>
          <table:table-cell table:formula="of:=CONCATENATE([.A369];&quot;:=INT_REAL(eep_n_r(&quot;;[.G369];&quot;));&quot;)" office:value-type="string" office:string-value="SP_01:=INT_REAL(eep_n_r(160));">
            <text:p>SP_01:=INT_REAL(eep_n_r(160));</text:p>
          </table:table-cell>
          <table:table-cell table:formula="of:=CONCATENATE(&quot;Res:=eep_n_w(&quot;;[.G369];&quot;,REAL_INT(&quot;;[.A369];&quot;));&quot;)" office:value-type="string" office:string-value="Res:=eep_n_w(160,REAL_INT(SP_01));">
            <text:p>Res:=eep_n_w(160,REAL_INT(SP_01));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float" office:value="161">
            <text:p>161</text:p>
          </table:table-cell>
          <table:table-cell/>
          <table:table-cell table:formula="of:=CONCATENATE([.A370];&quot;:=INT_REAL(eep_n_r(&quot;;[.G370];&quot;));&quot;)" office:value-type="string" office:string-value="SP_02:=INT_REAL(eep_n_r(161));">
            <text:p>SP_02:=INT_REAL(eep_n_r(161));</text:p>
          </table:table-cell>
          <table:table-cell table:formula="of:=CONCATENATE(&quot;Res:=eep_n_w(&quot;;[.G370];&quot;,REAL_INT(&quot;;[.A370];&quot;));&quot;)" office:value-type="string" office:string-value="Res:=eep_n_w(161,REAL_INT(SP_02));">
            <text:p>Res:=eep_n_w(161,REAL_INT(SP_02));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float" office:value="162">
            <text:p>162</text:p>
          </table:table-cell>
          <table:table-cell/>
          <table:table-cell table:formula="of:=CONCATENATE([.A371];&quot;:=INT_REAL(eep_n_r(&quot;;[.G371];&quot;));&quot;)" office:value-type="string" office:string-value="SP_03:=INT_REAL(eep_n_r(162));">
            <text:p>SP_03:=INT_REAL(eep_n_r(162));</text:p>
          </table:table-cell>
          <table:table-cell table:formula="of:=CONCATENATE(&quot;Res:=eep_n_w(&quot;;[.G371];&quot;,REAL_INT(&quot;;[.A371];&quot;));&quot;)" office:value-type="string" office:string-value="Res:=eep_n_w(162,REAL_INT(SP_03));">
            <text:p>Res:=eep_n_w(162,REAL_INT(SP_03));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float" office:value="163">
            <text:p>163</text:p>
          </table:table-cell>
          <table:table-cell/>
          <table:table-cell table:formula="of:=CONCATENATE([.A372];&quot;:=INT_REAL(eep_n_r(&quot;;[.G372];&quot;));&quot;)" office:value-type="string" office:string-value="SP_04:=INT_REAL(eep_n_r(163));">
            <text:p>SP_04:=INT_REAL(eep_n_r(163));</text:p>
          </table:table-cell>
          <table:table-cell table:formula="of:=CONCATENATE(&quot;Res:=eep_n_w(&quot;;[.G372];&quot;,REAL_INT(&quot;;[.A372];&quot;));&quot;)" office:value-type="string" office:string-value="Res:=eep_n_w(163,REAL_INT(SP_04));">
            <text:p>Res:=eep_n_w(163,REAL_INT(SP_04));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float" office:value="164">
            <text:p>164</text:p>
          </table:table-cell>
          <table:table-cell/>
          <table:table-cell table:formula="of:=CONCATENATE([.A373];&quot;:=INT_REAL(eep_n_r(&quot;;[.G373];&quot;));&quot;)" office:value-type="string" office:string-value="SP_05:=INT_REAL(eep_n_r(164));">
            <text:p>SP_05:=INT_REAL(eep_n_r(164));</text:p>
          </table:table-cell>
          <table:table-cell table:formula="of:=CONCATENATE(&quot;Res:=eep_n_w(&quot;;[.G373];&quot;,REAL_INT(&quot;;[.A373];&quot;));&quot;)" office:value-type="string" office:string-value="Res:=eep_n_w(164,REAL_INT(SP_05));">
            <text:p>Res:=eep_n_w(164,REAL_INT(SP_05));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float" office:value="165">
            <text:p>165</text:p>
          </table:table-cell>
          <table:table-cell/>
          <table:table-cell table:formula="of:=CONCATENATE([.A374];&quot;:=INT_REAL(eep_n_r(&quot;;[.G374];&quot;));&quot;)" office:value-type="string" office:string-value="SP_06:=INT_REAL(eep_n_r(165));">
            <text:p>SP_06:=INT_REAL(eep_n_r(165));</text:p>
          </table:table-cell>
          <table:table-cell table:formula="of:=CONCATENATE(&quot;Res:=eep_n_w(&quot;;[.G374];&quot;,REAL_INT(&quot;;[.A374];&quot;));&quot;)" office:value-type="string" office:string-value="Res:=eep_n_w(165,REAL_INT(SP_06));">
            <text:p>Res:=eep_n_w(165,REAL_INT(SP_06));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float" office:value="166">
            <text:p>166</text:p>
          </table:table-cell>
          <table:table-cell/>
          <table:table-cell table:formula="of:=CONCATENATE([.A375];&quot;:=INT_REAL(eep_n_r(&quot;;[.G375];&quot;));&quot;)" office:value-type="string" office:string-value="SP_07:=INT_REAL(eep_n_r(166));">
            <text:p>SP_07:=INT_REAL(eep_n_r(166));</text:p>
          </table:table-cell>
          <table:table-cell table:formula="of:=CONCATENATE(&quot;Res:=eep_n_w(&quot;;[.G375];&quot;,REAL_INT(&quot;;[.A375];&quot;));&quot;)" office:value-type="string" office:string-value="Res:=eep_n_w(166,REAL_INT(SP_07));">
            <text:p>Res:=eep_n_w(166,REAL_INT(SP_07));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float" office:value="167">
            <text:p>167</text:p>
          </table:table-cell>
          <table:table-cell/>
          <table:table-cell table:formula="of:=CONCATENATE([.A376];&quot;:=INT_REAL(eep_n_r(&quot;;[.G376];&quot;));&quot;)" office:value-type="string" office:string-value="SP_08:=INT_REAL(eep_n_r(167));">
            <text:p>SP_08:=INT_REAL(eep_n_r(167));</text:p>
          </table:table-cell>
          <table:table-cell table:formula="of:=CONCATENATE(&quot;Res:=eep_n_w(&quot;;[.G376];&quot;,REAL_INT(&quot;;[.A376];&quot;));&quot;)" office:value-type="string" office:string-value="Res:=eep_n_w(167,REAL_INT(SP_08));">
            <text:p>Res:=eep_n_w(167,REAL_INT(SP_08));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float" office:value="168">
            <text:p>168</text:p>
          </table:table-cell>
          <table:table-cell/>
          <table:table-cell table:formula="of:=CONCATENATE([.A377];&quot;:=INT_REAL(eep_n_r(&quot;;[.G377];&quot;));&quot;)" office:value-type="string" office:string-value="SP_09:=INT_REAL(eep_n_r(168));">
            <text:p>SP_09:=INT_REAL(eep_n_r(168));</text:p>
          </table:table-cell>
          <table:table-cell table:formula="of:=CONCATENATE(&quot;Res:=eep_n_w(&quot;;[.G377];&quot;,REAL_INT(&quot;;[.A377];&quot;));&quot;)" office:value-type="string" office:string-value="Res:=eep_n_w(168,REAL_INT(SP_09));">
            <text:p>Res:=eep_n_w(168,REAL_INT(SP_09));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float" office:value="169">
            <text:p>169</text:p>
          </table:table-cell>
          <table:table-cell/>
          <table:table-cell table:formula="of:=CONCATENATE([.A378];&quot;:=INT_REAL(eep_n_r(&quot;;[.G378];&quot;));&quot;)" office:value-type="string" office:string-value="SP_10:=INT_REAL(eep_n_r(169));">
            <text:p>SP_10:=INT_REAL(eep_n_r(169));</text:p>
          </table:table-cell>
          <table:table-cell table:formula="of:=CONCATENATE(&quot;Res:=eep_n_w(&quot;;[.G378];&quot;,REAL_INT(&quot;;[.A378];&quot;));&quot;)" office:value-type="string" office:string-value="Res:=eep_n_w(169,REAL_INT(SP_10));">
            <text:p>Res:=eep_n_w(169,REAL_INT(SP_10));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float" office:value="170">
            <text:p>170</text:p>
          </table:table-cell>
          <table:table-cell/>
          <table:table-cell table:formula="of:=CONCATENATE([.A379];&quot;:=INT_REAL(eep_n_r(&quot;;[.G379];&quot;));&quot;)" office:value-type="string" office:string-value="SP_11:=INT_REAL(eep_n_r(170));">
            <text:p>SP_11:=INT_REAL(eep_n_r(170));</text:p>
          </table:table-cell>
          <table:table-cell table:formula="of:=CONCATENATE(&quot;Res:=eep_n_w(&quot;;[.G379];&quot;,REAL_INT(&quot;;[.A379];&quot;));&quot;)" office:value-type="string" office:string-value="Res:=eep_n_w(170,REAL_INT(SP_11));">
            <text:p>Res:=eep_n_w(170,REAL_INT(SP_11));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float" office:value="171">
            <text:p>171</text:p>
          </table:table-cell>
          <table:table-cell/>
          <table:table-cell table:formula="of:=CONCATENATE([.A380];&quot;:=INT_REAL(eep_n_r(&quot;;[.G380];&quot;));&quot;)" office:value-type="string" office:string-value="SP_12:=INT_REAL(eep_n_r(171));">
            <text:p>SP_12:=INT_REAL(eep_n_r(171));</text:p>
          </table:table-cell>
          <table:table-cell table:formula="of:=CONCATENATE(&quot;Res:=eep_n_w(&quot;;[.G380];&quot;,REAL_INT(&quot;;[.A380];&quot;));&quot;)" office:value-type="string" office:string-value="Res:=eep_n_w(171,REAL_INT(SP_12));">
            <text:p>Res:=eep_n_w(171,REAL_INT(SP_12));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float" office:value="172">
            <text:p>172</text:p>
          </table:table-cell>
          <table:table-cell/>
          <table:table-cell table:formula="of:=CONCATENATE([.A381];&quot;:=INT_REAL(eep_n_r(&quot;;[.G381];&quot;));&quot;)" office:value-type="string" office:string-value="SP_13:=INT_REAL(eep_n_r(172));">
            <text:p>SP_13:=INT_REAL(eep_n_r(172));</text:p>
          </table:table-cell>
          <table:table-cell table:formula="of:=CONCATENATE(&quot;Res:=eep_n_w(&quot;;[.G381];&quot;,REAL_INT(&quot;;[.A381];&quot;));&quot;)" office:value-type="string" office:string-value="Res:=eep_n_w(172,REAL_INT(SP_13));">
            <text:p>Res:=eep_n_w(172,REAL_INT(SP_13));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float" office:value="173">
            <text:p>173</text:p>
          </table:table-cell>
          <table:table-cell/>
          <table:table-cell table:formula="of:=CONCATENATE([.A382];&quot;:=INT_REAL(eep_n_r(&quot;;[.G382];&quot;));&quot;)" office:value-type="string" office:string-value="SP_14:=INT_REAL(eep_n_r(173));">
            <text:p>SP_14:=INT_REAL(eep_n_r(173));</text:p>
          </table:table-cell>
          <table:table-cell table:formula="of:=CONCATENATE(&quot;Res:=eep_n_w(&quot;;[.G382];&quot;,REAL_INT(&quot;;[.A382];&quot;));&quot;)" office:value-type="string" office:string-value="Res:=eep_n_w(173,REAL_INT(SP_14));">
            <text:p>Res:=eep_n_w(173,REAL_INT(SP_14));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float" office:value="174">
            <text:p>174</text:p>
          </table:table-cell>
          <table:table-cell/>
          <table:table-cell table:formula="of:=CONCATENATE([.A383];&quot;:=INT_REAL(eep_n_r(&quot;;[.G383];&quot;));&quot;)" office:value-type="string" office:string-value="SP_15:=INT_REAL(eep_n_r(174));">
            <text:p>SP_15:=INT_REAL(eep_n_r(174));</text:p>
          </table:table-cell>
          <table:table-cell table:formula="of:=CONCATENATE(&quot;Res:=eep_n_w(&quot;;[.G383];&quot;,REAL_INT(&quot;;[.A383];&quot;));&quot;)" office:value-type="string" office:string-value="Res:=eep_n_w(174,REAL_INT(SP_15));">
            <text:p>Res:=eep_n_w(174,REAL_INT(SP_15));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float" office:value="175">
            <text:p>175</text:p>
          </table:table-cell>
          <table:table-cell/>
          <table:table-cell table:formula="of:=CONCATENATE([.A384];&quot;:=INT_REAL(eep_n_r(&quot;;[.G384];&quot;));&quot;)" office:value-type="string" office:string-value="SP_16:=INT_REAL(eep_n_r(175));">
            <text:p>SP_16:=INT_REAL(eep_n_r(175));</text:p>
          </table:table-cell>
          <table:table-cell table:formula="of:=CONCATENATE(&quot;Res:=eep_n_w(&quot;;[.G384];&quot;,REAL_INT(&quot;;[.A384];&quot;));&quot;)" office:value-type="string" office:string-value="Res:=eep_n_w(175,REAL_INT(SP_16));">
            <text:p>Res:=eep_n_w(175,REAL_INT(SP_16));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76">
            <text:p>176</text:p>
          </table:table-cell>
          <table:table-cell/>
          <table:table-cell table:formula="of:=CONCATENATE([.A385];&quot;:=INT_REAL(eep_n_r(&quot;;[.G385];&quot;));&quot;)" office:value-type="string" office:string-value="SP_17:=INT_REAL(eep_n_r(176));">
            <text:p>SP_17:=INT_REAL(eep_n_r(176));</text:p>
          </table:table-cell>
          <table:table-cell table:formula="of:=CONCATENATE(&quot;Res:=eep_n_w(&quot;;[.G385];&quot;,REAL_INT(&quot;;[.A385];&quot;));&quot;)" office:value-type="string" office:string-value="Res:=eep_n_w(176,REAL_INT(SP_17));">
            <text:p>Res:=eep_n_w(176,REAL_INT(SP_17));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float" office:value="177">
            <text:p>177</text:p>
          </table:table-cell>
          <table:table-cell/>
          <table:table-cell table:formula="of:=CONCATENATE([.A386];&quot;:=INT_REAL(eep_n_r(&quot;;[.G386];&quot;));&quot;)" office:value-type="string" office:string-value="SP_18:=INT_REAL(eep_n_r(177));">
            <text:p>SP_18:=INT_REAL(eep_n_r(177));</text:p>
          </table:table-cell>
          <table:table-cell table:formula="of:=CONCATENATE(&quot;Res:=eep_n_w(&quot;;[.G386];&quot;,REAL_INT(&quot;;[.A386];&quot;));&quot;)" office:value-type="string" office:string-value="Res:=eep_n_w(177,REAL_INT(SP_18));">
            <text:p>Res:=eep_n_w(177,REAL_INT(SP_18));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float" office:value="178">
            <text:p>178</text:p>
          </table:table-cell>
          <table:table-cell/>
          <table:table-cell table:formula="of:=CONCATENATE([.A387];&quot;:=INT_REAL(eep_n_r(&quot;;[.G387];&quot;));&quot;)" office:value-type="string" office:string-value="SP_19:=INT_REAL(eep_n_r(178));">
            <text:p>SP_19:=INT_REAL(eep_n_r(178));</text:p>
          </table:table-cell>
          <table:table-cell table:formula="of:=CONCATENATE(&quot;Res:=eep_n_w(&quot;;[.G387];&quot;,REAL_INT(&quot;;[.A387];&quot;));&quot;)" office:value-type="string" office:string-value="Res:=eep_n_w(178,REAL_INT(SP_19));">
            <text:p>Res:=eep_n_w(178,REAL_INT(SP_19));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float" office:value="179">
            <text:p>179</text:p>
          </table:table-cell>
          <table:table-cell/>
          <table:table-cell table:formula="of:=CONCATENATE([.A388];&quot;:=INT_REAL(eep_n_r(&quot;;[.G388];&quot;));&quot;)" office:value-type="string" office:string-value="SP_20:=INT_REAL(eep_n_r(179));">
            <text:p>SP_20:=INT_REAL(eep_n_r(179));</text:p>
          </table:table-cell>
          <table:table-cell table:formula="of:=CONCATENATE(&quot;Res:=eep_n_w(&quot;;[.G388];&quot;,REAL_INT(&quot;;[.A388];&quot;));&quot;)" office:value-type="string" office:string-value="Res:=eep_n_w(179,REAL_INT(SP_20));">
            <text:p>Res:=eep_n_w(179,REAL_INT(SP_20));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float" office:value="180">
            <text:p>180</text:p>
          </table:table-cell>
          <table:table-cell/>
          <table:table-cell table:formula="of:=CONCATENATE([.A389];&quot;:=INT_REAL(eep_n_r(&quot;;[.G389];&quot;));&quot;)" office:value-type="string" office:string-value="SP_21:=INT_REAL(eep_n_r(180));">
            <text:p>SP_21:=INT_REAL(eep_n_r(180));</text:p>
          </table:table-cell>
          <table:table-cell table:formula="of:=CONCATENATE(&quot;Res:=eep_n_w(&quot;;[.G389];&quot;,REAL_INT(&quot;;[.A389];&quot;));&quot;)" office:value-type="string" office:string-value="Res:=eep_n_w(180,REAL_INT(SP_21));">
            <text:p>Res:=eep_n_w(180,REAL_INT(SP_21));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float" office:value="181">
            <text:p>181</text:p>
          </table:table-cell>
          <table:table-cell/>
          <table:table-cell table:formula="of:=CONCATENATE([.A390];&quot;:=INT_REAL(eep_n_r(&quot;;[.G390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G390];&quot;,REAL_INT(&quot;;[.A390];&quot;));&quot;)" office:value-type="string" office:string-value="Res:=eep_n_w(181,REAL_INT(SP2_04));">
            <text:p>Res:=eep_n_w(181,REAL_INT(SP2_04));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float" office:value="182">
            <text:p>182</text:p>
          </table:table-cell>
          <table:table-cell/>
          <table:table-cell table:formula="of:=CONCATENATE([.A391];&quot;:=INT_REAL(eep_n_r(&quot;;[.G391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G391];&quot;,REAL_INT(&quot;;[.A391];&quot;));&quot;)" office:value-type="string" office:string-value="Res:=eep_n_w(182,REAL_INT(SP2_18));">
            <text:p>Res:=eep_n_w(182,REAL_INT(SP2_18));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float" office:value="183">
            <text:p>183</text:p>
          </table:table-cell>
          <table:table-cell/>
          <table:table-cell table:formula="of:=CONCATENATE([.A392];&quot;:=INT_REAL(eep_n_r(&quot;;[.G392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G392];&quot;,REAL_INT(&quot;;[.A392];&quot;));&quot;)" office:value-type="string" office:string-value="Res:=eep_n_w(183,REAL_INT(SP2_19));">
            <text:p>Res:=eep_n_w(183,REAL_INT(SP2_19));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4">
            <text:p>184</text:p>
          </table:table-cell>
          <table:table-cell/>
          <table:table-cell table:formula="of:=CONCATENATE([.A393];&quot;:=INT_REAL(eep_n_r(&quot;;[.G393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G393];&quot;,REAL_INT(&quot;;[.A393];&quot;));&quot;)" office:value-type="string" office:string-value="Res:=eep_n_w(184,REAL_INT(Kkor_03));">
            <text:p>Res:=eep_n_w(184,REAL_INT(Kkor_03));</text:p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5">
            <text:p>185</text:p>
          </table:table-cell>
          <table:table-cell/>
          <table:table-cell table:formula="of:=CONCATENATE([.A394];&quot;:=INT_REAL(eep_n_r(&quot;;[.G394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G394];&quot;,REAL_INT(&quot;;[.A394];&quot;));&quot;)" office:value-type="string" office:string-value="Res:=eep_n_w(185,REAL_INT(Kkor_04));">
            <text:p>Res:=eep_n_w(185,REAL_INT(Kkor_04));</text:p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6">
            <text:p>186</text:p>
          </table:table-cell>
          <table:table-cell/>
          <table:table-cell table:formula="of:=CONCATENATE([.A395];&quot;:=INT_REAL(eep_n_r(&quot;;[.G395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G395];&quot;,REAL_INT(&quot;;[.A395];&quot;));&quot;)" office:value-type="string" office:string-value="Res:=eep_n_w(186,REAL_INT(Kkor_06));">
            <text:p>Res:=eep_n_w(186,REAL_INT(Kkor_06));</text:p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7">
            <text:p>187</text:p>
          </table:table-cell>
          <table:table-cell/>
          <table:table-cell table:formula="of:=CONCATENATE([.A396];&quot;:=INT_REAL(eep_n_r(&quot;;[.G396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G396];&quot;,REAL_INT(&quot;;[.A396];&quot;));&quot;)" office:value-type="string" office:string-value="Res:=eep_n_w(187,REAL_INT(Kkor_09));">
            <text:p>Res:=eep_n_w(187,REAL_INT(Kkor_09));</text:p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8">
            <text:p>188</text:p>
          </table:table-cell>
          <table:table-cell/>
          <table:table-cell table:formula="of:=CONCATENATE([.A397];&quot;:=INT_REAL(eep_n_r(&quot;;[.G397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G397];&quot;,REAL_INT(&quot;;[.A397];&quot;));&quot;)" office:value-type="string" office:string-value="Res:=eep_n_w(188,REAL_INT(Kkor_18));">
            <text:p>Res:=eep_n_w(188,REAL_INT(Kkor_18));</text:p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9">
            <text:p>189</text:p>
          </table:table-cell>
          <table:table-cell/>
          <table:table-cell table:formula="of:=CONCATENATE([.A398];&quot;:=INT_REAL(eep_n_r(&quot;;[.G398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G398];&quot;,REAL_INT(&quot;;[.A398];&quot;));&quot;)" office:value-type="string" office:string-value="Res:=eep_n_w(189,REAL_INT(Kkor_19));">
            <text:p>Res:=eep_n_w(189,REAL_INT(Kkor_19));</text:p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0">
            <text:p>190</text:p>
          </table:table-cell>
          <table:table-cell/>
          <table:table-cell table:formula="of:=CONCATENATE([.A399];&quot;:=INT_REAL(eep_n_r(&quot;;[.G399];&quot;));&quot;)" office:value-type="string" office:string-value="K1_03:=INT_REAL(eep_n_r(190));">
            <text:p>K1_03:=INT_REAL(eep_n_r(190));</text:p>
          </table:table-cell>
          <table:table-cell table:formula="of:=CONCATENATE(&quot;Res:=eep_n_w(&quot;;[.G399];&quot;,REAL_INT(&quot;;[.A399];&quot;));&quot;)" office:value-type="string" office:string-value="Res:=eep_n_w(190,REAL_INT(K1_03));">
            <text:p>Res:=eep_n_w(190,REAL_INT(K1_03));</text:p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1">
            <text:p>191</text:p>
          </table:table-cell>
          <table:table-cell/>
          <table:table-cell table:formula="of:=CONCATENATE([.A400];&quot;:=INT_REAL(eep_n_r(&quot;;[.G400];&quot;));&quot;)" office:value-type="string" office:string-value="K2_03:=INT_REAL(eep_n_r(191));">
            <text:p>K2_03:=INT_REAL(eep_n_r(191));</text:p>
          </table:table-cell>
          <table:table-cell table:formula="of:=CONCATENATE(&quot;Res:=eep_n_w(&quot;;[.G400];&quot;,REAL_INT(&quot;;[.A400];&quot;));&quot;)" office:value-type="string" office:string-value="Res:=eep_n_w(191,REAL_INT(K2_03));">
            <text:p>Res:=eep_n_w(191,REAL_INT(K2_03));</text:p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2">
            <text:p>192</text:p>
          </table:table-cell>
          <table:table-cell/>
          <table:table-cell table:formula="of:=CONCATENATE([.A401];&quot;:=INT_REAL(eep_n_r(&quot;;[.G401];&quot;));&quot;)" office:value-type="string" office:string-value="K3_03:=INT_REAL(eep_n_r(192));">
            <text:p>K3_03:=INT_REAL(eep_n_r(192));</text:p>
          </table:table-cell>
          <table:table-cell table:formula="of:=CONCATENATE(&quot;Res:=eep_n_w(&quot;;[.G401];&quot;,REAL_INT(&quot;;[.A401];&quot;));&quot;)" office:value-type="string" office:string-value="Res:=eep_n_w(192,REAL_INT(K3_03));">
            <text:p>Res:=eep_n_w(192,REAL_INT(K3_03));</text:p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3">
            <text:p>193</text:p>
          </table:table-cell>
          <table:table-cell/>
          <table:table-cell table:formula="of:=CONCATENATE([.A402];&quot;:=INT_REAL(eep_n_r(&quot;;[.G402];&quot;));&quot;)" office:value-type="string" office:string-value="K1_04:=INT_REAL(eep_n_r(193));">
            <text:p>K1_04:=INT_REAL(eep_n_r(193));</text:p>
          </table:table-cell>
          <table:table-cell table:formula="of:=CONCATENATE(&quot;Res:=eep_n_w(&quot;;[.G402];&quot;,REAL_INT(&quot;;[.A402];&quot;));&quot;)" office:value-type="string" office:string-value="Res:=eep_n_w(193,REAL_INT(K1_04));">
            <text:p>Res:=eep_n_w(193,REAL_INT(K1_04));</text:p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4">
            <text:p>194</text:p>
          </table:table-cell>
          <table:table-cell/>
          <table:table-cell table:formula="of:=CONCATENATE([.A403];&quot;:=INT_REAL(eep_n_r(&quot;;[.G403];&quot;));&quot;)" office:value-type="string" office:string-value="K1_06:=INT_REAL(eep_n_r(194));">
            <text:p>K1_06:=INT_REAL(eep_n_r(194));</text:p>
          </table:table-cell>
          <table:table-cell table:formula="of:=CONCATENATE(&quot;Res:=eep_n_w(&quot;;[.G403];&quot;,REAL_INT(&quot;;[.A403];&quot;));&quot;)" office:value-type="string" office:string-value="Res:=eep_n_w(194,REAL_INT(K1_06));">
            <text:p>Res:=eep_n_w(194,REAL_INT(K1_06));</text:p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5">
            <text:p>195</text:p>
          </table:table-cell>
          <table:table-cell/>
          <table:table-cell table:formula="of:=CONCATENATE([.A404];&quot;:=INT_REAL(eep_n_r(&quot;;[.G404];&quot;));&quot;)" office:value-type="string" office:string-value="K1_09:=INT_REAL(eep_n_r(195));">
            <text:p>K1_09:=INT_REAL(eep_n_r(195));</text:p>
          </table:table-cell>
          <table:table-cell table:formula="of:=CONCATENATE(&quot;Res:=eep_n_w(&quot;;[.G404];&quot;,REAL_INT(&quot;;[.A404];&quot;));&quot;)" office:value-type="string" office:string-value="Res:=eep_n_w(195,REAL_INT(K1_09));">
            <text:p>Res:=eep_n_w(195,REAL_INT(K1_09));</text:p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6">
            <text:p>196</text:p>
          </table:table-cell>
          <table:table-cell/>
          <table:table-cell table:formula="of:=CONCATENATE([.A405];&quot;:=INT_REAL(eep_n_r(&quot;;[.G405];&quot;));&quot;)" office:value-type="string" office:string-value="K1_18:=INT_REAL(eep_n_r(196));">
            <text:p>K1_18:=INT_REAL(eep_n_r(196));</text:p>
          </table:table-cell>
          <table:table-cell table:formula="of:=CONCATENATE(&quot;Res:=eep_n_w(&quot;;[.G405];&quot;,REAL_INT(&quot;;[.A405];&quot;));&quot;)" office:value-type="string" office:string-value="Res:=eep_n_w(196,REAL_INT(K1_18));">
            <text:p>Res:=eep_n_w(196,REAL_INT(K1_18));</text:p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7">
            <text:p>197</text:p>
          </table:table-cell>
          <table:table-cell/>
          <table:table-cell table:formula="of:=CONCATENATE([.A406];&quot;:=INT_REAL(eep_n_r(&quot;;[.G406];&quot;));&quot;)" office:value-type="string" office:string-value="K1_19:=INT_REAL(eep_n_r(197));">
            <text:p>K1_19:=INT_REAL(eep_n_r(197));</text:p>
          </table:table-cell>
          <table:table-cell table:formula="of:=CONCATENATE(&quot;Res:=eep_n_w(&quot;;[.G406];&quot;,REAL_INT(&quot;;[.A406];&quot;));&quot;)" office:value-type="string" office:string-value="Res:=eep_n_w(197,REAL_INT(K1_19));">
            <text:p>Res:=eep_n_w(197,REAL_INT(K1_19));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/>
          <table:table-cell table:formula="of:=CONCATENATE([.A407];&quot;:=eep_b_r(&quot;;[.G407];&quot;);&quot;)" office:value-type="string" office:string-value="Rej_03:=eep_b_r(22);">
            <text:p>Rej_03:=eep_b_r(22);</text:p>
          </table:table-cell>
          <table:table-cell table:formula="of:=CONCATENATE(&quot;Res:=eep_b_w(&quot;;[.G407];&quot;,&quot;;[.A407];&quot;);&quot;)" office:value-type="string" office:string-value="Res:=eep_b_w(22,Rej_03);">
            <text:p>Res:=eep_b_w(22,Rej_03);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/>
          <table:table-cell table:formula="of:=CONCATENATE([.A408];&quot;:=eep_b_r(&quot;;[.G408];&quot;);&quot;)" office:value-type="string" office:string-value="Rej_04:=eep_b_r(23);">
            <text:p>Rej_04:=eep_b_r(23);</text:p>
          </table:table-cell>
          <table:table-cell table:formula="of:=CONCATENATE(&quot;Res:=eep_b_w(&quot;;[.G408];&quot;,&quot;;[.A408];&quot;);&quot;)" office:value-type="string" office:string-value="Res:=eep_b_w(23,Rej_04);">
            <text:p>Res:=eep_b_w(23,Rej_04);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table:formula="of:=CONCATENATE([.A409];&quot;:=eep_b_r(&quot;;[.G409];&quot;);&quot;)" office:value-type="string" office:string-value="Rej_06:=eep_b_r(24);">
            <text:p>Rej_06:=eep_b_r(24);</text:p>
          </table:table-cell>
          <table:table-cell table:formula="of:=CONCATENATE(&quot;Res:=eep_b_w(&quot;;[.G409];&quot;,&quot;;[.A409];&quot;);&quot;)" office:value-type="string" office:string-value="Res:=eep_b_w(24,Rej_06);">
            <text:p>Res:=eep_b_w(24,Rej_06);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/>
          <table:table-cell table:formula="of:=CONCATENATE([.A410];&quot;:=eep_b_r(&quot;;[.G410];&quot;);&quot;)" office:value-type="string" office:string-value="Rej_09:=eep_b_r(25);">
            <text:p>Rej_09:=eep_b_r(25);</text:p>
          </table:table-cell>
          <table:table-cell table:formula="of:=CONCATENATE(&quot;Res:=eep_b_w(&quot;;[.G410];&quot;,&quot;;[.A410];&quot;);&quot;)" office:value-type="string" office:string-value="Res:=eep_b_w(25,Rej_09);">
            <text:p>Res:=eep_b_w(25,Rej_09);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/>
          <table:table-cell table:formula="of:=CONCATENATE([.A411];&quot;:=eep_b_r(&quot;;[.G411];&quot;);&quot;)" office:value-type="string" office:string-value="Rej_18:=eep_b_r(26);">
            <text:p>Rej_18:=eep_b_r(26);</text:p>
          </table:table-cell>
          <table:table-cell table:formula="of:=CONCATENATE(&quot;Res:=eep_b_w(&quot;;[.G411];&quot;,&quot;;[.A411];&quot;);&quot;)" office:value-type="string" office:string-value="Res:=eep_b_w(26,Rej_18);">
            <text:p>Res:=eep_b_w(26,Rej_18);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/>
          <table:table-cell table:formula="of:=CONCATENATE([.A412];&quot;:=eep_b_r(&quot;;[.G412];&quot;);&quot;)" office:value-type="string" office:string-value="Rej_19:=eep_b_r(27);">
            <text:p>Rej_19:=eep_b_r(27);</text:p>
          </table:table-cell>
          <table:table-cell table:formula="of:=CONCATENATE(&quot;Res:=eep_b_w(&quot;;[.G412];&quot;,&quot;;[.A412];&quot;);&quot;)" office:value-type="string" office:string-value="Res:=eep_b_w(27,Rej_19);">
            <text:p>Res:=eep_b_w(27,Rej_19);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table:formula="of:=CONCATENATE([.A413];&quot;:=eep_b_r(&quot;;[.G413];&quot;);&quot;)" office:value-type="string" office:string-value="en_p_01:=eep_b_r(28);">
            <text:p>en_p_01:=eep_b_r(28);</text:p>
          </table:table-cell>
          <table:table-cell table:formula="of:=CONCATENATE(&quot;Res:=eep_b_w(&quot;;[.G413];&quot;,&quot;;[.A413];&quot;);&quot;)" office:value-type="string" office:string-value="Res:=eep_b_w(28,en_p_01);">
            <text:p>Res:=eep_b_w(28,en_p_01);</text:p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/>
          <table:table-cell table:formula="of:=CONCATENATE([.A414];&quot;:=eep_b_r(&quot;;[.G414];&quot;);&quot;)" office:value-type="string" office:string-value="en_p_02:=eep_b_r(29);">
            <text:p>en_p_02:=eep_b_r(29);</text:p>
          </table:table-cell>
          <table:table-cell table:formula="of:=CONCATENATE(&quot;Res:=eep_b_w(&quot;;[.G414];&quot;,&quot;;[.A414];&quot;);&quot;)" office:value-type="string" office:string-value="Res:=eep_b_w(29,en_p_02);">
            <text:p>Res:=eep_b_w(29,en_p_02);</text:p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table:formula="of:=CONCATENATE([.A415];&quot;:=eep_b_r(&quot;;[.G415];&quot;);&quot;)" office:value-type="string" office:string-value="en_p_03:=eep_b_r(30);">
            <text:p>en_p_03:=eep_b_r(30);</text:p>
          </table:table-cell>
          <table:table-cell table:formula="of:=CONCATENATE(&quot;Res:=eep_b_w(&quot;;[.G415];&quot;,&quot;;[.A415];&quot;);&quot;)" office:value-type="string" office:string-value="Res:=eep_b_w(30,en_p_03);">
            <text:p>Res:=eep_b_w(30,en_p_03);</text:p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/>
          <table:table-cell table:formula="of:=CONCATENATE([.A416];&quot;:=eep_b_r(&quot;;[.G416];&quot;);&quot;)" office:value-type="string" office:string-value="en_p_04:=eep_b_r(31);">
            <text:p>en_p_04:=eep_b_r(31);</text:p>
          </table:table-cell>
          <table:table-cell table:formula="of:=CONCATENATE(&quot;Res:=eep_b_w(&quot;;[.G416];&quot;,&quot;;[.A416];&quot;);&quot;)" office:value-type="string" office:string-value="Res:=eep_b_w(31,en_p_04);">
            <text:p>Res:=eep_b_w(31,en_p_04);</text:p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table:formula="of:=CONCATENATE([.A417];&quot;:=eep_b_r(&quot;;[.G417];&quot;);&quot;)" office:value-type="string" office:string-value="en_p_05:=eep_b_r(32);">
            <text:p>en_p_05:=eep_b_r(32);</text:p>
          </table:table-cell>
          <table:table-cell table:formula="of:=CONCATENATE(&quot;Res:=eep_b_w(&quot;;[.G417];&quot;,&quot;;[.A417];&quot;);&quot;)" office:value-type="string" office:string-value="Res:=eep_b_w(32,en_p_05);">
            <text:p>Res:=eep_b_w(32,en_p_05);</text:p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/>
          <table:table-cell table:formula="of:=CONCATENATE([.A418];&quot;:=eep_b_r(&quot;;[.G418];&quot;);&quot;)" office:value-type="string" office:string-value="en_p_06:=eep_b_r(33);">
            <text:p>en_p_06:=eep_b_r(33);</text:p>
          </table:table-cell>
          <table:table-cell table:formula="of:=CONCATENATE(&quot;Res:=eep_b_w(&quot;;[.G418];&quot;,&quot;;[.A418];&quot;);&quot;)" office:value-type="string" office:string-value="Res:=eep_b_w(33,en_p_06);">
            <text:p>Res:=eep_b_w(33,en_p_06);</text:p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/>
          <table:table-cell table:formula="of:=CONCATENATE([.A419];&quot;:=eep_b_r(&quot;;[.G419];&quot;);&quot;)" office:value-type="string" office:string-value="en_p_07:=eep_b_r(34);">
            <text:p>en_p_07:=eep_b_r(34);</text:p>
          </table:table-cell>
          <table:table-cell table:formula="of:=CONCATENATE(&quot;Res:=eep_b_w(&quot;;[.G419];&quot;,&quot;;[.A419];&quot;);&quot;)" office:value-type="string" office:string-value="Res:=eep_b_w(34,en_p_07);">
            <text:p>Res:=eep_b_w(34,en_p_07);</text:p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/>
          <table:table-cell table:formula="of:=CONCATENATE([.A420];&quot;:=eep_b_r(&quot;;[.G420];&quot;);&quot;)" office:value-type="string" office:string-value="en_p_08:=eep_b_r(35);">
            <text:p>en_p_08:=eep_b_r(35);</text:p>
          </table:table-cell>
          <table:table-cell table:formula="of:=CONCATENATE(&quot;Res:=eep_b_w(&quot;;[.G420];&quot;,&quot;;[.A420];&quot;);&quot;)" office:value-type="string" office:string-value="Res:=eep_b_w(35,en_p_08);">
            <text:p>Res:=eep_b_w(35,en_p_08);</text:p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8">
            <text:p>198</text:p>
          </table:table-cell>
          <table:table-cell/>
          <table:table-cell table:formula="of:=CONCATENATE([.A421];&quot;:=eep_n_r(&quot;;[.G421];&quot;);&quot;)" office:value-type="string" office:string-value="kr_p_01:=eep_n_r(198);">
            <text:p>kr_p_01:=eep_n_r(198);</text:p>
          </table:table-cell>
          <table:table-cell table:formula="of:=CONCATENATE(&quot;Res:=eep_n_w(&quot;;[.G421];&quot;,&quot;;[.A421];&quot;);&quot;)" office:value-type="string" office:string-value="Res:=eep_n_w(198,kr_p_01);">
            <text:p>Res:=eep_n_w(198,kr_p_01);</text:p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9">
            <text:p>199</text:p>
          </table:table-cell>
          <table:table-cell/>
          <table:table-cell table:formula="of:=CONCATENATE([.A422];&quot;:=eep_n_r(&quot;;[.G422];&quot;);&quot;)" office:value-type="string" office:string-value="kr_p_02:=eep_n_r(199);">
            <text:p>kr_p_02:=eep_n_r(199);</text:p>
          </table:table-cell>
          <table:table-cell table:formula="of:=CONCATENATE(&quot;Res:=eep_n_w(&quot;;[.G422];&quot;,&quot;;[.A422];&quot;);&quot;)" office:value-type="string" office:string-value="Res:=eep_n_w(199,kr_p_02);">
            <text:p>Res:=eep_n_w(199,kr_p_02);</text:p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0">
            <text:p>200</text:p>
          </table:table-cell>
          <table:table-cell/>
          <table:table-cell table:formula="of:=CONCATENATE([.A423];&quot;:=eep_n_r(&quot;;[.G423];&quot;);&quot;)" office:value-type="string" office:string-value="kr_p_03:=eep_n_r(200);">
            <text:p>kr_p_03:=eep_n_r(200);</text:p>
          </table:table-cell>
          <table:table-cell table:formula="of:=CONCATENATE(&quot;Res:=eep_n_w(&quot;;[.G423];&quot;,&quot;;[.A423];&quot;);&quot;)" office:value-type="string" office:string-value="Res:=eep_n_w(200,kr_p_03);">
            <text:p>Res:=eep_n_w(200,kr_p_03);</text:p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1">
            <text:p>201</text:p>
          </table:table-cell>
          <table:table-cell/>
          <table:table-cell table:formula="of:=CONCATENATE([.A424];&quot;:=eep_n_r(&quot;;[.G424];&quot;);&quot;)" office:value-type="string" office:string-value="kr_p_04:=eep_n_r(201);">
            <text:p>kr_p_04:=eep_n_r(201);</text:p>
          </table:table-cell>
          <table:table-cell table:formula="of:=CONCATENATE(&quot;Res:=eep_n_w(&quot;;[.G424];&quot;,&quot;;[.A424];&quot;);&quot;)" office:value-type="string" office:string-value="Res:=eep_n_w(201,kr_p_04);">
            <text:p>Res:=eep_n_w(201,kr_p_04);</text:p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2">
            <text:p>202</text:p>
          </table:table-cell>
          <table:table-cell/>
          <table:table-cell table:formula="of:=CONCATENATE([.A425];&quot;:=eep_n_r(&quot;;[.G425];&quot;);&quot;)" office:value-type="string" office:string-value="kr_p_05:=eep_n_r(202);">
            <text:p>kr_p_05:=eep_n_r(202);</text:p>
          </table:table-cell>
          <table:table-cell table:formula="of:=CONCATENATE(&quot;Res:=eep_n_w(&quot;;[.G425];&quot;,&quot;;[.A425];&quot;);&quot;)" office:value-type="string" office:string-value="Res:=eep_n_w(202,kr_p_05);">
            <text:p>Res:=eep_n_w(202,kr_p_05);</text:p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3">
            <text:p>203</text:p>
          </table:table-cell>
          <table:table-cell/>
          <table:table-cell table:formula="of:=CONCATENATE([.A426];&quot;:=eep_n_r(&quot;;[.G426];&quot;);&quot;)" office:value-type="string" office:string-value="kr_p_06:=eep_n_r(203);">
            <text:p>kr_p_06:=eep_n_r(203);</text:p>
          </table:table-cell>
          <table:table-cell table:formula="of:=CONCATENATE(&quot;Res:=eep_n_w(&quot;;[.G426];&quot;,&quot;;[.A426];&quot;);&quot;)" office:value-type="string" office:string-value="Res:=eep_n_w(203,kr_p_06);">
            <text:p>Res:=eep_n_w(203,kr_p_06);</text:p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4">
            <text:p>204</text:p>
          </table:table-cell>
          <table:table-cell/>
          <table:table-cell table:formula="of:=CONCATENATE([.A427];&quot;:=eep_n_r(&quot;;[.G427];&quot;);&quot;)" office:value-type="string" office:string-value="kr_p_07:=eep_n_r(204);">
            <text:p>kr_p_07:=eep_n_r(204);</text:p>
          </table:table-cell>
          <table:table-cell table:formula="of:=CONCATENATE(&quot;Res:=eep_n_w(&quot;;[.G427];&quot;,&quot;;[.A427];&quot;);&quot;)" office:value-type="string" office:string-value="Res:=eep_n_w(204,kr_p_07);">
            <text:p>Res:=eep_n_w(204,kr_p_07);</text:p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5">
            <text:p>205</text:p>
          </table:table-cell>
          <table:table-cell/>
          <table:table-cell table:formula="of:=CONCATENATE([.A428];&quot;:=eep_n_r(&quot;;[.G428];&quot;);&quot;)" office:value-type="string" office:string-value="kr_p_08:=eep_n_r(205);">
            <text:p>kr_p_08:=eep_n_r(205);</text:p>
          </table:table-cell>
          <table:table-cell table:formula="of:=CONCATENATE(&quot;Res:=eep_n_w(&quot;;[.G428];&quot;,&quot;;[.A428];&quot;);&quot;)" office:value-type="string" office:string-value="Res:=eep_n_w(205,kr_p_08);">
            <text:p>Res:=eep_n_w(205,kr_p_08);</text:p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6">
            <text:p>206</text:p>
          </table:table-cell>
          <table:table-cell/>
          <table:table-cell table:formula="of:=CONCATENATE([.A429];&quot;:=eep_n_r(&quot;;[.G429];&quot;);&quot;)" office:value-type="string" office:string-value="Tp_zd_01:=eep_n_r(206);">
            <text:p>Tp_zd_01:=eep_n_r(206);</text:p>
          </table:table-cell>
          <table:table-cell table:formula="of:=CONCATENATE(&quot;Res:=eep_n_w(&quot;;[.G429];&quot;,&quot;;[.A429];&quot;);&quot;)" office:value-type="string" office:string-value="Res:=eep_n_w(206,Tp_zd_01);">
            <text:p>Res:=eep_n_w(206,Tp_zd_01);</text:p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7">
            <text:p>207</text:p>
          </table:table-cell>
          <table:table-cell/>
          <table:table-cell table:formula="of:=CONCATENATE([.A430];&quot;:=eep_n_r(&quot;;[.G430];&quot;);&quot;)" office:value-type="string" office:string-value="Tp_zd_02:=eep_n_r(207);">
            <text:p>Tp_zd_02:=eep_n_r(207);</text:p>
          </table:table-cell>
          <table:table-cell table:formula="of:=CONCATENATE(&quot;Res:=eep_n_w(&quot;;[.G430];&quot;,&quot;;[.A430];&quot;);&quot;)" office:value-type="string" office:string-value="Res:=eep_n_w(207,Tp_zd_02);">
            <text:p>Res:=eep_n_w(207,Tp_zd_02);</text:p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8">
            <text:p>208</text:p>
          </table:table-cell>
          <table:table-cell/>
          <table:table-cell table:formula="of:=CONCATENATE([.A431];&quot;:=eep_n_r(&quot;;[.G431];&quot;);&quot;)" office:value-type="string" office:string-value="Tp_zd_03:=eep_n_r(208);">
            <text:p>Tp_zd_03:=eep_n_r(208);</text:p>
          </table:table-cell>
          <table:table-cell table:formula="of:=CONCATENATE(&quot;Res:=eep_n_w(&quot;;[.G431];&quot;,&quot;;[.A431];&quot;);&quot;)" office:value-type="string" office:string-value="Res:=eep_n_w(208,Tp_zd_03);">
            <text:p>Res:=eep_n_w(208,Tp_zd_03);</text:p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9">
            <text:p>209</text:p>
          </table:table-cell>
          <table:table-cell/>
          <table:table-cell table:formula="of:=CONCATENATE([.A432];&quot;:=eep_n_r(&quot;;[.G432];&quot;);&quot;)" office:value-type="string" office:string-value="Tp_zd_04:=eep_n_r(209);">
            <text:p>Tp_zd_04:=eep_n_r(209);</text:p>
          </table:table-cell>
          <table:table-cell table:formula="of:=CONCATENATE(&quot;Res:=eep_n_w(&quot;;[.G432];&quot;,&quot;;[.A432];&quot;);&quot;)" office:value-type="string" office:string-value="Res:=eep_n_w(209,Tp_zd_04);">
            <text:p>Res:=eep_n_w(209,Tp_zd_04);</text:p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0">
            <text:p>210</text:p>
          </table:table-cell>
          <table:table-cell/>
          <table:table-cell table:formula="of:=CONCATENATE([.A433];&quot;:=eep_n_r(&quot;;[.G433];&quot;);&quot;)" office:value-type="string" office:string-value="Tp_zd_05:=eep_n_r(210);">
            <text:p>Tp_zd_05:=eep_n_r(210);</text:p>
          </table:table-cell>
          <table:table-cell table:formula="of:=CONCATENATE(&quot;Res:=eep_n_w(&quot;;[.G433];&quot;,&quot;;[.A433];&quot;);&quot;)" office:value-type="string" office:string-value="Res:=eep_n_w(210,Tp_zd_05);">
            <text:p>Res:=eep_n_w(210,Tp_zd_05);</text:p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1">
            <text:p>211</text:p>
          </table:table-cell>
          <table:table-cell/>
          <table:table-cell table:formula="of:=CONCATENATE([.A434];&quot;:=eep_n_r(&quot;;[.G434];&quot;);&quot;)" office:value-type="string" office:string-value="Tp_zd_06:=eep_n_r(211);">
            <text:p>Tp_zd_06:=eep_n_r(211);</text:p>
          </table:table-cell>
          <table:table-cell table:formula="of:=CONCATENATE(&quot;Res:=eep_n_w(&quot;;[.G434];&quot;,&quot;;[.A434];&quot;);&quot;)" office:value-type="string" office:string-value="Res:=eep_n_w(211,Tp_zd_06);">
            <text:p>Res:=eep_n_w(211,Tp_zd_06);</text:p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2">
            <text:p>212</text:p>
          </table:table-cell>
          <table:table-cell/>
          <table:table-cell table:formula="of:=CONCATENATE([.A435];&quot;:=eep_n_r(&quot;;[.G435];&quot;);&quot;)" office:value-type="string" office:string-value="Tp_zd_07:=eep_n_r(212);">
            <text:p>Tp_zd_07:=eep_n_r(212);</text:p>
          </table:table-cell>
          <table:table-cell table:formula="of:=CONCATENATE(&quot;Res:=eep_n_w(&quot;;[.G435];&quot;,&quot;;[.A435];&quot;);&quot;)" office:value-type="string" office:string-value="Res:=eep_n_w(212,Tp_zd_07);">
            <text:p>Res:=eep_n_w(212,Tp_zd_07);</text:p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3">
            <text:p>213</text:p>
          </table:table-cell>
          <table:table-cell/>
          <table:table-cell table:formula="of:=CONCATENATE([.A436];&quot;:=eep_n_r(&quot;;[.G436];&quot;);&quot;)" office:value-type="string" office:string-value="Tp_zd_08:=eep_n_r(213);">
            <text:p>Tp_zd_08:=eep_n_r(213);</text:p>
          </table:table-cell>
          <table:table-cell table:formula="of:=CONCATENATE(&quot;Res:=eep_n_w(&quot;;[.G436];&quot;,&quot;;[.A436];&quot;);&quot;)" office:value-type="string" office:string-value="Res:=eep_n_w(213,Tp_zd_08);">
            <text:p>Res:=eep_n_w(213,Tp_zd_08);</text:p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4">
            <text:p>214</text:p>
          </table:table-cell>
          <table:table-cell/>
          <table:table-cell table:formula="of:=CONCATENATE([.A437];&quot;:=eep_n_r(&quot;;[.G437];&quot;);&quot;)" office:value-type="string" office:string-value="Tm_zd_01:=eep_n_r(214);">
            <text:p>Tm_zd_01:=eep_n_r(214);</text:p>
          </table:table-cell>
          <table:table-cell table:formula="of:=CONCATENATE(&quot;Res:=eep_n_w(&quot;;[.G437];&quot;,&quot;;[.A437];&quot;);&quot;)" office:value-type="string" office:string-value="Res:=eep_n_w(214,Tm_zd_01);">
            <text:p>Res:=eep_n_w(214,Tm_zd_01);</text:p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5">
            <text:p>215</text:p>
          </table:table-cell>
          <table:table-cell/>
          <table:table-cell table:formula="of:=CONCATENATE([.A438];&quot;:=eep_n_r(&quot;;[.G438];&quot;);&quot;)" office:value-type="string" office:string-value="Tm_zd_02:=eep_n_r(215);">
            <text:p>Tm_zd_02:=eep_n_r(215);</text:p>
          </table:table-cell>
          <table:table-cell table:formula="of:=CONCATENATE(&quot;Res:=eep_n_w(&quot;;[.G438];&quot;,&quot;;[.A438];&quot;);&quot;)" office:value-type="string" office:string-value="Res:=eep_n_w(215,Tm_zd_02);">
            <text:p>Res:=eep_n_w(215,Tm_zd_02);</text:p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6">
            <text:p>216</text:p>
          </table:table-cell>
          <table:table-cell/>
          <table:table-cell table:formula="of:=CONCATENATE([.A439];&quot;:=eep_n_r(&quot;;[.G439];&quot;);&quot;)" office:value-type="string" office:string-value="Tm_zd_03:=eep_n_r(216);">
            <text:p>Tm_zd_03:=eep_n_r(216);</text:p>
          </table:table-cell>
          <table:table-cell table:formula="of:=CONCATENATE(&quot;Res:=eep_n_w(&quot;;[.G439];&quot;,&quot;;[.A439];&quot;);&quot;)" office:value-type="string" office:string-value="Res:=eep_n_w(216,Tm_zd_03);">
            <text:p>Res:=eep_n_w(216,Tm_zd_03);</text:p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7">
            <text:p>217</text:p>
          </table:table-cell>
          <table:table-cell/>
          <table:table-cell table:formula="of:=CONCATENATE([.A440];&quot;:=eep_n_r(&quot;;[.G440];&quot;);&quot;)" office:value-type="string" office:string-value="Tm_zd_04:=eep_n_r(217);">
            <text:p>Tm_zd_04:=eep_n_r(217);</text:p>
          </table:table-cell>
          <table:table-cell table:formula="of:=CONCATENATE(&quot;Res:=eep_n_w(&quot;;[.G440];&quot;,&quot;;[.A440];&quot;);&quot;)" office:value-type="string" office:string-value="Res:=eep_n_w(217,Tm_zd_04);">
            <text:p>Res:=eep_n_w(217,Tm_zd_04);</text:p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8">
            <text:p>218</text:p>
          </table:table-cell>
          <table:table-cell/>
          <table:table-cell table:formula="of:=CONCATENATE([.A441];&quot;:=eep_n_r(&quot;;[.G441];&quot;);&quot;)" office:value-type="string" office:string-value="Tm_zd_05:=eep_n_r(218);">
            <text:p>Tm_zd_05:=eep_n_r(218);</text:p>
          </table:table-cell>
          <table:table-cell table:formula="of:=CONCATENATE(&quot;Res:=eep_n_w(&quot;;[.G441];&quot;,&quot;;[.A441];&quot;);&quot;)" office:value-type="string" office:string-value="Res:=eep_n_w(218,Tm_zd_05);">
            <text:p>Res:=eep_n_w(218,Tm_zd_05);</text:p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9">
            <text:p>219</text:p>
          </table:table-cell>
          <table:table-cell/>
          <table:table-cell table:formula="of:=CONCATENATE([.A442];&quot;:=eep_n_r(&quot;;[.G442];&quot;);&quot;)" office:value-type="string" office:string-value="Tm_zd_06:=eep_n_r(219);">
            <text:p>Tm_zd_06:=eep_n_r(219);</text:p>
          </table:table-cell>
          <table:table-cell table:formula="of:=CONCATENATE(&quot;Res:=eep_n_w(&quot;;[.G442];&quot;,&quot;;[.A442];&quot;);&quot;)" office:value-type="string" office:string-value="Res:=eep_n_w(219,Tm_zd_06);">
            <text:p>Res:=eep_n_w(219,Tm_zd_06);</text:p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0">
            <text:p>220</text:p>
          </table:table-cell>
          <table:table-cell/>
          <table:table-cell table:formula="of:=CONCATENATE([.A443];&quot;:=eep_n_r(&quot;;[.G443];&quot;);&quot;)" office:value-type="string" office:string-value="Tm_zd_07:=eep_n_r(220);">
            <text:p>Tm_zd_07:=eep_n_r(220);</text:p>
          </table:table-cell>
          <table:table-cell table:formula="of:=CONCATENATE(&quot;Res:=eep_n_w(&quot;;[.G443];&quot;,&quot;;[.A443];&quot;);&quot;)" office:value-type="string" office:string-value="Res:=eep_n_w(220,Tm_zd_07);">
            <text:p>Res:=eep_n_w(220,Tm_zd_07);</text:p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1">
            <text:p>221</text:p>
          </table:table-cell>
          <table:table-cell/>
          <table:table-cell table:formula="of:=CONCATENATE([.A444];&quot;:=eep_n_r(&quot;;[.G444];&quot;);&quot;)" office:value-type="string" office:string-value="Tm_zd_08:=eep_n_r(221);">
            <text:p>Tm_zd_08:=eep_n_r(221);</text:p>
          </table:table-cell>
          <table:table-cell table:formula="of:=CONCATENATE(&quot;Res:=eep_n_w(&quot;;[.G444];&quot;,&quot;;[.A444];&quot;);&quot;)" office:value-type="string" office:string-value="Res:=eep_n_w(221,Tm_zd_08);">
            <text:p>Res:=eep_n_w(221,Tm_zd_08);</text:p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2">
            <text:p>222</text:p>
          </table:table-cell>
          <table:table-cell/>
          <table:table-cell table:formula="of:=CONCATENATE([.A454];&quot;:=INT_REAL(eep_n_r(&quot;;[.G454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G454];&quot;,REAL_INT(&quot;;[.A454];&quot;));&quot;)" office:value-type="string" office:string-value="Res:=eep_n_w(222,REAL_INT(X_zd_17));">
            <text:p>Res:=eep_n_w(222,REAL_INT(X_zd_17));</text:p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3">
            <text:p>223</text:p>
          </table:table-cell>
          <table:table-cell/>
          <table:table-cell table:formula="of:=CONCATENATE([.A455];&quot;:=TMR(eep_n_r(&quot;;[.G455];&quot;));&quot;)" office:value-type="string" office:string-value="Ton_X_17:=TMR(eep_n_r(223));">
            <text:p>Ton_X_17:=TMR(eep_n_r(223));</text:p>
          </table:table-cell>
          <table:table-cell table:formula="of:=CONCATENATE(&quot;Res:=eep_n_w(&quot;;[.G455];&quot;,ANA(&quot;;[.A455];&quot;));&quot;)" office:value-type="string" office:string-value="Res:=eep_n_w(223,ANA(Ton_X_17));">
            <text:p>Res:=eep_n_w(223,ANA(Ton_X_17));</text:p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4">
            <text:p>224</text:p>
          </table:table-cell>
          <table:table-cell/>
          <table:table-cell table:formula="of:=CONCATENATE([.A456];&quot;:=TMR(eep_n_r(&quot;;[.G456];&quot;));&quot;)" office:value-type="string" office:string-value="Toff_X_17:=TMR(eep_n_r(224));">
            <text:p>Toff_X_17:=TMR(eep_n_r(224));</text:p>
          </table:table-cell>
          <table:table-cell table:formula="of:=CONCATENATE(&quot;Res:=eep_n_w(&quot;;[.G456];&quot;,ANA(&quot;;[.A456];&quot;));&quot;)" office:value-type="string" office:string-value="Res:=eep_n_w(224,ANA(Toff_X_17));">
            <text:p>Res:=eep_n_w(224,ANA(Toff_X_17));</text:p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5">
            <text:p>225</text:p>
          </table:table-cell>
          <table:table-cell/>
          <table:table-cell table:formula="of:=CONCATENATE([.A457];&quot;:=eep_n_r(&quot;;[.G457];&quot;);&quot;)" office:value-type="string" office:string-value="V_21_min:=eep_n_r(225);">
            <text:p>V_21_min:=eep_n_r(225);</text:p>
          </table:table-cell>
          <table:table-cell table:formula="of:=CONCATENATE(&quot;Res:=eep_n_w(&quot;;[.G457];&quot;,&quot;;[.A457];&quot;);&quot;)" office:value-type="string" office:string-value="Res:=eep_n_w(225,V_21_min);">
            <text:p>Res:=eep_n_w(225,V_21_min);</text:p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6">
            <text:p>226</text:p>
          </table:table-cell>
          <table:table-cell/>
          <table:table-cell table:formula="of:=CONCATENATE([.A458];&quot;:=eep_n_r(&quot;;[.G458];&quot;);&quot;)" office:value-type="string" office:string-value="V_21_max:=eep_n_r(226);">
            <text:p>V_21_max:=eep_n_r(226);</text:p>
          </table:table-cell>
          <table:table-cell table:formula="of:=CONCATENATE(&quot;Res:=eep_n_w(&quot;;[.G458];&quot;,&quot;;[.A458];&quot;);&quot;)" office:value-type="string" office:string-value="Res:=eep_n_w(226,V_21_max);">
            <text:p>Res:=eep_n_w(226,V_21_max);</text:p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7">
            <text:p>227</text:p>
          </table:table-cell>
          <table:table-cell/>
          <table:table-cell table:formula="of:=CONCATENATE([.A459];&quot;:=eep_n_r(&quot;;[.G459];&quot;);&quot;)" office:value-type="string" office:string-value="V_25_min:=eep_n_r(227);">
            <text:p>V_25_min:=eep_n_r(227);</text:p>
          </table:table-cell>
          <table:table-cell table:formula="of:=CONCATENATE(&quot;Res:=eep_n_w(&quot;;[.G459];&quot;,&quot;;[.A459];&quot;);&quot;)" office:value-type="string" office:string-value="Res:=eep_n_w(227,V_25_min);">
            <text:p>Res:=eep_n_w(227,V_25_min);</text:p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8">
            <text:p>228</text:p>
          </table:table-cell>
          <table:table-cell/>
          <table:table-cell table:formula="of:=CONCATENATE([.A460];&quot;:=eep_n_r(&quot;;[.G460];&quot;);&quot;)" office:value-type="string" office:string-value="V_25_max:=eep_n_r(228);">
            <text:p>V_25_max:=eep_n_r(228);</text:p>
          </table:table-cell>
          <table:table-cell table:formula="of:=CONCATENATE(&quot;Res:=eep_n_w(&quot;;[.G460];&quot;,&quot;;[.A460];&quot;);&quot;)" office:value-type="string" office:string-value="Res:=eep_n_w(228,V_25_max);">
            <text:p>Res:=eep_n_w(228,V_25_max);</text:p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9">
            <text:p>229</text:p>
          </table:table-cell>
          <table:table-cell/>
          <table:table-cell table:formula="of:=CONCATENATE([.A461];&quot;:=eep_n_r(&quot;;[.G461];&quot;);&quot;)" office:value-type="string" office:string-value="V_26_min:=eep_n_r(229);">
            <text:p>V_26_min:=eep_n_r(229);</text:p>
          </table:table-cell>
          <table:table-cell table:formula="of:=CONCATENATE(&quot;Res:=eep_n_w(&quot;;[.G461];&quot;,&quot;;[.A461];&quot;);&quot;)" office:value-type="string" office:string-value="Res:=eep_n_w(229,V_26_min);">
            <text:p>Res:=eep_n_w(229,V_26_min);</text:p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0">
            <text:p>230</text:p>
          </table:table-cell>
          <table:table-cell/>
          <table:table-cell table:formula="of:=CONCATENATE([.A462];&quot;:=eep_n_r(&quot;;[.G462];&quot;);&quot;)" office:value-type="string" office:string-value="V_26_max:=eep_n_r(230);">
            <text:p>V_26_max:=eep_n_r(230);</text:p>
          </table:table-cell>
          <table:table-cell table:formula="of:=CONCATENATE(&quot;Res:=eep_n_w(&quot;;[.G462];&quot;,&quot;;[.A462];&quot;);&quot;)" office:value-type="string" office:string-value="Res:=eep_n_w(230,V_26_max);">
            <text:p>Res:=eep_n_w(230,V_26_max);</text:p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1">
            <text:p>231</text:p>
          </table:table-cell>
          <table:table-cell/>
          <table:table-cell table:formula="of:=CONCATENATE([.A463];&quot;:=eep_n_r(&quot;;[.G463];&quot;);&quot;)" office:value-type="string" office:string-value="V_32_min:=eep_n_r(231);">
            <text:p>V_32_min:=eep_n_r(231);</text:p>
          </table:table-cell>
          <table:table-cell table:formula="of:=CONCATENATE(&quot;Res:=eep_n_w(&quot;;[.G463];&quot;,&quot;;[.A463];&quot;);&quot;)" office:value-type="string" office:string-value="Res:=eep_n_w(231,V_32_min);">
            <text:p>Res:=eep_n_w(231,V_32_min);</text:p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2">
            <text:p>232</text:p>
          </table:table-cell>
          <table:table-cell/>
          <table:table-cell table:formula="of:=CONCATENATE([.A464];&quot;:=eep_n_r(&quot;;[.G464];&quot;);&quot;)" office:value-type="string" office:string-value="V_32_max:=eep_n_r(232);">
            <text:p>V_32_max:=eep_n_r(232);</text:p>
          </table:table-cell>
          <table:table-cell table:formula="of:=CONCATENATE(&quot;Res:=eep_n_w(&quot;;[.G464];&quot;,&quot;;[.A464];&quot;);&quot;)" office:value-type="string" office:string-value="Res:=eep_n_w(232,V_32_max);">
            <text:p>Res:=eep_n_w(232,V_32_max);</text:p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3">
            <text:p>233</text:p>
          </table:table-cell>
          <table:table-cell/>
          <table:table-cell table:formula="of:=CONCATENATE([.A465];&quot;:=TMR(eep_n_r(&quot;;[.G465];&quot;));&quot;)" office:value-type="string" office:string-value="V_26_tz:=TMR(eep_n_r(233));">
            <text:p>V_26_tz:=TMR(eep_n_r(233));</text:p>
          </table:table-cell>
          <table:table-cell table:formula="of:=CONCATENATE(&quot;Res:=eep_n_w(&quot;;[.G465];&quot;,&quot;;[.A465];&quot;);&quot;)" office:value-type="string" office:string-value="Res:=eep_n_w(233,V_26_tz);">
            <text:p>Res:=eep_n_w(233,V_26_tz);</text:p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/>
          <table:table-cell table:formula="of:=CONCATENATE([.A466];&quot;:=eep_b_r(&quot;;[.G466];&quot;);&quot;)" office:value-type="string" office:string-value="Am_Q_09:=eep_b_r(36);">
            <text:p>Am_Q_09:=eep_b_r(36);</text:p>
          </table:table-cell>
          <table:table-cell table:formula="of:=CONCATENATE(&quot;Res:=eep_b_w(&quot;;[.G466];&quot;,&quot;;[.A466];&quot;);&quot;)" office:value-type="string" office:string-value="Res:=eep_b_w(36,Am_Q_09);">
            <text:p>Res:=eep_b_w(36,Am_Q_09);</text:p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/>
          <table:table-cell table:formula="of:=CONCATENATE([.A467];&quot;:=eep_b_r(&quot;;[.G467];&quot;);&quot;)" office:value-type="string" office:string-value="Am_Q_10:=eep_b_r(37);">
            <text:p>Am_Q_10:=eep_b_r(37);</text:p>
          </table:table-cell>
          <table:table-cell table:formula="of:=CONCATENATE(&quot;Res:=eep_b_w(&quot;;[.G467];&quot;,&quot;;[.A467];&quot;);&quot;)" office:value-type="string" office:string-value="Res:=eep_b_w(37,Am_Q_10);">
            <text:p>Res:=eep_b_w(37,Am_Q_10);</text:p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/>
          <table:table-cell table:formula="of:=CONCATENATE([.A468];&quot;:=eep_b_r(&quot;;[.G468];&quot;);&quot;)" office:value-type="string" office:string-value="Am_M_14:=eep_b_r(38);">
            <text:p>Am_M_14:=eep_b_r(38);</text:p>
          </table:table-cell>
          <table:table-cell table:formula="of:=CONCATENATE(&quot;Res:=eep_b_w(&quot;;[.G468];&quot;,&quot;;[.A468];&quot;);&quot;)" office:value-type="string" office:string-value="Res:=eep_b_w(38,Am_M_14);">
            <text:p>Res:=eep_b_w(38,Am_M_14);</text:p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/>
          <table:table-cell table:formula="of:=CONCATENATE([.A469];&quot;:=eep_b_r(&quot;;[.G469];&quot;);&quot;)" office:value-type="string" office:string-value="Am_M_17:=eep_b_r(39);">
            <text:p>Am_M_17:=eep_b_r(39);</text:p>
          </table:table-cell>
          <table:table-cell table:formula="of:=CONCATENATE(&quot;Res:=eep_b_w(&quot;;[.G469];&quot;,&quot;;[.A469];&quot;);&quot;)" office:value-type="string" office:string-value="Res:=eep_b_w(39,Am_M_17);">
            <text:p>Res:=eep_b_w(39,Am_M_17);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>
            <text:p>Ai_1_1</text:p>
          </table:table-cell>
          <table:table-cell table:number-columns-repeated="9"/>
        </table:table-row>
        <table:table-row table:style-name="ro1">
          <table:table-cell office:value-type="string">
            <text:p>Ai_1_2</text:p>
          </table:table-cell>
          <table:table-cell table:number-columns-repeated="9"/>
        </table:table-row>
        <table:table-row table:style-name="ro1">
          <table:table-cell office:value-type="string">
            <text:p>Ai_1_3</text:p>
          </table:table-cell>
          <table:table-cell table:number-columns-repeated="9"/>
        </table:table-row>
        <table:table-row table:style-name="ro1">
          <table:table-cell office:value-type="string">
            <text:p>Ai_1_4</text:p>
          </table:table-cell>
          <table:table-cell table:number-columns-repeated="9"/>
        </table:table-row>
        <table:table-row table:style-name="ro1">
          <table:table-cell office:value-type="string">
            <text:p>Ai_2_1</text:p>
          </table:table-cell>
          <table:table-cell table:number-columns-repeated="9"/>
        </table:table-row>
        <table:table-row table:style-name="ro1">
          <table:table-cell office:value-type="string">
            <text:p>Ai_2_2</text:p>
          </table:table-cell>
          <table:table-cell table:number-columns-repeated="9"/>
        </table:table-row>
        <table:table-row table:style-name="ro1">
          <table:table-cell office:value-type="string">
            <text:p>Ai_2_3</text:p>
          </table:table-cell>
          <table:table-cell table:number-columns-repeated="9"/>
        </table:table-row>
        <table:table-row table:style-name="ro1">
          <table:table-cell office:value-type="string">
            <text:p>Ai_2_4</text:p>
          </table:table-cell>
          <table:table-cell table:number-columns-repeated="9"/>
        </table:table-row>
        <table:table-row table:style-name="ro1">
          <table:table-cell office:value-type="string">
            <text:p>Ai_3_1</text:p>
          </table:table-cell>
          <table:table-cell table:number-columns-repeated="9"/>
        </table:table-row>
        <table:table-row table:style-name="ro1">
          <table:table-cell office:value-type="string">
            <text:p>Ai_3_2</text:p>
          </table:table-cell>
          <table:table-cell table:number-columns-repeated="9"/>
        </table:table-row>
        <table:table-row table:style-name="ro1">
          <table:table-cell office:value-type="string">
            <text:p>Ai_3_3</text:p>
          </table:table-cell>
          <table:table-cell table:number-columns-repeated="9"/>
        </table:table-row>
        <table:table-row table:style-name="ro1">
          <table:table-cell office:value-type="string">
            <text:p>Ai_3_4</text:p>
          </table:table-cell>
          <table:table-cell table:number-columns-repeated="9"/>
        </table:table-row>
        <table:table-row table:style-name="ro1">
          <table:table-cell office:value-type="string">
            <text:p>Ai_4_1</text:p>
          </table:table-cell>
          <table:table-cell table:number-columns-repeated="9"/>
        </table:table-row>
        <table:table-row table:style-name="ro1">
          <table:table-cell office:value-type="string">
            <text:p>Ai_4_2</text:p>
          </table:table-cell>
          <table:table-cell table:number-columns-repeated="9"/>
        </table:table-row>
        <table:table-row table:style-name="ro1">
          <table:table-cell office:value-type="string">
            <text:p>Ai_4_3</text:p>
          </table:table-cell>
          <table:table-cell table:number-columns-repeated="9"/>
        </table:table-row>
        <table:table-row table:style-name="ro1">
          <table:table-cell office:value-type="string">
            <text:p>Ai_4_4</text:p>
          </table:table-cell>
          <table:table-cell table:number-columns-repeated="9"/>
        </table:table-row>
        <table:table-row table:style-name="ro1">
          <table:table-cell office:value-type="string">
            <text:p>Ai_5_1</text:p>
          </table:table-cell>
          <table:table-cell table:number-columns-repeated="9"/>
        </table:table-row>
        <table:table-row table:style-name="ro1">
          <table:table-cell office:value-type="string">
            <text:p>Ai_5_2</text:p>
          </table:table-cell>
          <table:table-cell table:number-columns-repeated="9"/>
        </table:table-row>
        <table:table-row table:style-name="ro1">
          <table:table-cell office:value-type="string">
            <text:p>Ai_5_3</text:p>
          </table:table-cell>
          <table:table-cell table:number-columns-repeated="9"/>
        </table:table-row>
        <table:table-row table:style-name="ro1">
          <table:table-cell office:value-type="string">
            <text:p>Ai_5_4</text:p>
          </table:table-cell>
          <table:table-cell table:number-columns-repeated="9"/>
        </table:table-row>
        <table:table-row table:style-name="ro1">
          <table:table-cell office:value-type="string">
            <text:p>Ai_6_1</text:p>
          </table:table-cell>
          <table:table-cell table:number-columns-repeated="9"/>
        </table:table-row>
        <table:table-row table:style-name="ro1">
          <table:table-cell office:value-type="string">
            <text:p>Ai_6_2</text:p>
          </table:table-cell>
          <table:table-cell table:number-columns-repeated="9"/>
        </table:table-row>
        <table:table-row table:style-name="ro1">
          <table:table-cell office:value-type="string">
            <text:p>Ai_6_3</text:p>
          </table:table-cell>
          <table:table-cell table:number-columns-repeated="9"/>
        </table:table-row>
        <table:table-row table:style-name="ro1">
          <table:table-cell office:value-type="string">
            <text:p>Ai_6_4</text:p>
          </table:table-cell>
          <table:table-cell table:number-columns-repeated="9"/>
        </table:table-row>
        <table:table-row table:style-name="ro1">
          <table:table-cell office:value-type="string">
            <text:p>Ai_7_1</text:p>
          </table:table-cell>
          <table:table-cell table:number-columns-repeated="9"/>
        </table:table-row>
        <table:table-row table:style-name="ro1">
          <table:table-cell office:value-type="string">
            <text:p>Ai_7_2</text:p>
          </table:table-cell>
          <table:table-cell table:number-columns-repeated="9"/>
        </table:table-row>
        <table:table-row table:style-name="ro1">
          <table:table-cell office:value-type="string">
            <text:p>Ai_7_3</text:p>
          </table:table-cell>
          <table:table-cell table:number-columns-repeated="9"/>
        </table:table-row>
        <table:table-row table:style-name="ro1">
          <table:table-cell office:value-type="string">
            <text:p>Ai_7_4</text:p>
          </table:table-cell>
          <table:table-cell table:number-columns-repeated="9"/>
        </table:table-row>
        <table:table-row table:style-name="ro1">
          <table:table-cell office:value-type="string">
            <text:p>Ai_8_1</text:p>
          </table:table-cell>
          <table:table-cell table:number-columns-repeated="9"/>
        </table:table-row>
        <table:table-row table:style-name="ro1">
          <table:table-cell office:value-type="string">
            <text:p>Ai_8_2</text:p>
          </table:table-cell>
          <table:table-cell table:number-columns-repeated="9"/>
        </table:table-row>
        <table:table-row table:style-name="ro1">
          <table:table-cell office:value-type="string">
            <text:p>Ai_8_3</text:p>
          </table:table-cell>
          <table:table-cell table:number-columns-repeated="9"/>
        </table:table-row>
        <table:table-row table:style-name="ro1">
          <table:table-cell office:value-type="string">
            <text:p>Ai_8_4</text:p>
          </table:table-cell>
          <table:table-cell table:number-columns-repeated="9"/>
        </table:table-row>
        <table:table-row table:style-name="ro1">
          <table:table-cell office:value-type="string">
            <text:p>Ai_9_1</text:p>
          </table:table-cell>
          <table:table-cell table:number-columns-repeated="9"/>
        </table:table-row>
        <table:table-row table:style-name="ro1">
          <table:table-cell office:value-type="string">
            <text:p>Ai_9_2</text:p>
          </table:table-cell>
          <table:table-cell table:number-columns-repeated="9"/>
        </table:table-row>
        <table:table-row table:style-name="ro1">
          <table:table-cell office:value-type="string">
            <text:p>Ai_9_3</text:p>
          </table:table-cell>
          <table:table-cell table:number-columns-repeated="9"/>
        </table:table-row>
        <table:table-row table:style-name="ro1">
          <table:table-cell office:value-type="string">
            <text:p>Ai_9_4</text:p>
          </table:table-cell>
          <table:table-cell table:number-columns-repeated="9"/>
        </table:table-row>
        <table:table-row table:style-name="ro1">
          <table:table-cell office:value-type="string">
            <text:p>Ai_10_1</text:p>
          </table:table-cell>
          <table:table-cell table:number-columns-repeated="9"/>
        </table:table-row>
        <table:table-row table:style-name="ro1">
          <table:table-cell office:value-type="string">
            <text:p>Ai_10_2</text:p>
          </table:table-cell>
          <table:table-cell table:number-columns-repeated="9"/>
        </table:table-row>
        <table:table-row table:style-name="ro1">
          <table:table-cell office:value-type="string">
            <text:p>Ai_10_3</text:p>
          </table:table-cell>
          <table:table-cell table:number-columns-repeated="9"/>
        </table:table-row>
        <table:table-row table:style-name="ro1">
          <table:table-cell office:value-type="string">
            <text:p>Ai_10_4</text:p>
          </table:table-cell>
          <table:table-cell table:number-columns-repeated="9"/>
        </table:table-row>
        <table:table-row table:style-name="ro1">
          <table:table-cell office:value-type="string">
            <text:p>Ai_11_1</text:p>
          </table:table-cell>
          <table:table-cell table:number-columns-repeated="9"/>
        </table:table-row>
        <table:table-row table:style-name="ro1">
          <table:table-cell office:value-type="string">
            <text:p>Ai_11_2</text:p>
          </table:table-cell>
          <table:table-cell table:number-columns-repeated="9"/>
        </table:table-row>
        <table:table-row table:style-name="ro1">
          <table:table-cell office:value-type="string">
            <text:p>Ai_11_3</text:p>
          </table:table-cell>
          <table:table-cell table:number-columns-repeated="9"/>
        </table:table-row>
        <table:table-row table:style-name="ro1">
          <table:table-cell office:value-type="string">
            <text:p>Ai_11_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>
            <text:p>P_01</text:p>
          </table:table-cell>
          <table:table-cell table:number-columns-repeated="9"/>
        </table:table-row>
        <table:table-row table:style-name="ro1">
          <table:table-cell office:value-type="string">
            <text:p>P_02</text:p>
          </table:table-cell>
          <table:table-cell table:number-columns-repeated="9"/>
        </table:table-row>
        <table:table-row table:style-name="ro1">
          <table:table-cell office:value-type="string">
            <text:p>P_03</text:p>
          </table:table-cell>
          <table:table-cell table:number-columns-repeated="9"/>
        </table:table-row>
        <table:table-row table:style-name="ro1">
          <table:table-cell office:value-type="string">
            <text:p>P_04</text:p>
          </table:table-cell>
          <table:table-cell table:number-columns-repeated="9"/>
        </table:table-row>
        <table:table-row table:style-name="ro1">
          <table:table-cell office:value-type="string">
            <text:p>P_05</text:p>
          </table:table-cell>
          <table:table-cell table:number-columns-repeated="9"/>
        </table:table-row>
        <table:table-row table:style-name="ro1">
          <table:table-cell office:value-type="string">
            <text:p>P_06</text:p>
          </table:table-cell>
          <table:table-cell table:number-columns-repeated="9"/>
        </table:table-row>
        <table:table-row table:style-name="ro1">
          <table:table-cell office:value-type="string">
            <text:p>P_07</text:p>
          </table:table-cell>
          <table:table-cell table:number-columns-repeated="9"/>
        </table:table-row>
        <table:table-row table:style-name="ro1">
          <table:table-cell office:value-type="string">
            <text:p>P_08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11:12:5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0T11:12:50</dc:date>
    <meta:editing-duration>PT37H17M54S</meta:editing-duration>
    <meta:editing-cycles>6</meta:editing-cycles>
    <meta:generator>OpenOffice.org/3.2$Linux OpenOffice.org_project/320m12$Build-9483</meta:generator>
    <meta:document-statistic meta:table-count="3" meta:cell-count="3738" meta:object-count="0"/>
  </office:meta>
</office:document-meta>
</file>